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lo" table:style-name="ta1">
        <table:shapes>
          <draw:frame draw:z-index="0" draw:style-name="gr1" draw:text-style-name="P1" svg:width="32.237cm" svg:height="20.719cm" svg:x="7.901cm" svg:y="0.505cm">
            <draw:object draw:notify-on-update-of-ranges="elo.A1:elo.A1 elo.A2:elo.A802 elo.B1:elo.B1 elo.B2:elo.B802 elo.C1:elo.C1 elo.C2:elo.C802 elo.D1:elo.D1 elo.D2:elo.D8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diff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in</text:p>
          </table:table-cell>
        </table:table-row>
        <table:table-row table:style-name="ro1">
          <table:table-cell office:value-type="float" office:value="-400" calcext:value-type="float">
            <text:p>-400</text:p>
          </table:table-cell>
          <table:table-cell office:value-type="float" office:value="-18.4" calcext:value-type="float">
            <text:p>-18,4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99" calcext:value-type="float">
            <text:p>-399</text:p>
          </table:table-cell>
          <table:table-cell office:value-type="float" office:value="-18.4" calcext:value-type="float">
            <text:p>-18,4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98" calcext:value-type="float">
            <text:p>-398</text:p>
          </table:table-cell>
          <table:table-cell office:value-type="float" office:value="-18.4" calcext:value-type="float">
            <text:p>-18,4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97" calcext:value-type="float">
            <text:p>-397</text:p>
          </table:table-cell>
          <table:table-cell office:value-type="float" office:value="-18.4" calcext:value-type="float">
            <text:p>-18,4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96" calcext:value-type="float">
            <text:p>-396</text:p>
          </table:table-cell>
          <table:table-cell office:value-type="float" office:value="-18.4" calcext:value-type="float">
            <text:p>-18,4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95" calcext:value-type="float">
            <text:p>-395</text:p>
          </table:table-cell>
          <table:table-cell office:value-type="float" office:value="-18.4" calcext:value-type="float">
            <text:p>-18,4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94" calcext:value-type="float">
            <text:p>-394</text:p>
          </table:table-cell>
          <table:table-cell office:value-type="float" office:value="-18.4" calcext:value-type="float">
            <text:p>-18,4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93" calcext:value-type="float">
            <text:p>-393</text:p>
          </table:table-cell>
          <table:table-cell office:value-type="float" office:value="-18.4" calcext:value-type="float">
            <text:p>-18,4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92" calcext:value-type="float">
            <text:p>-392</text:p>
          </table:table-cell>
          <table:table-cell office:value-type="float" office:value="-18.4" calcext:value-type="float">
            <text:p>-18,4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float" office:value="-391" calcext:value-type="float">
            <text:p>-391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90" calcext:value-type="float">
            <text:p>-390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89" calcext:value-type="float">
            <text:p>-389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88" calcext:value-type="float">
            <text:p>-388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87" calcext:value-type="float">
            <text:p>-387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86" calcext:value-type="float">
            <text:p>-386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85" calcext:value-type="float">
            <text:p>-385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84" calcext:value-type="float">
            <text:p>-384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83" calcext:value-type="float">
            <text:p>-383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82" calcext:value-type="float">
            <text:p>-382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81" calcext:value-type="float">
            <text:p>-381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80" calcext:value-type="float">
            <text:p>-380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79" calcext:value-type="float">
            <text:p>-379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78" calcext:value-type="float">
            <text:p>-378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77" calcext:value-type="float">
            <text:p>-377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76" calcext:value-type="float">
            <text:p>-376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75" calcext:value-type="float">
            <text:p>-375</text:p>
          </table:table-cell>
          <table:table-cell office:value-type="float" office:value="-18.2" calcext:value-type="float">
            <text:p>-18,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float" office:value="-374" calcext:value-type="float">
            <text:p>-374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73" calcext:value-type="float">
            <text:p>-373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72" calcext:value-type="float">
            <text:p>-372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71" calcext:value-type="float">
            <text:p>-371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70" calcext:value-type="float">
            <text:p>-370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69" calcext:value-type="float">
            <text:p>-369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68" calcext:value-type="float">
            <text:p>-368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67" calcext:value-type="float">
            <text:p>-367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66" calcext:value-type="float">
            <text:p>-366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65" calcext:value-type="float">
            <text:p>-365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64" calcext:value-type="float">
            <text:p>-364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63" calcext:value-type="float">
            <text:p>-363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62" calcext:value-type="float">
            <text:p>-362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61" calcext:value-type="float">
            <text:p>-361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60" calcext:value-type="float">
            <text:p>-360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59" calcext:value-type="float">
            <text:p>-359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58" calcext:value-type="float">
            <text:p>-358</text:p>
          </table:table-cell>
          <table:table-cell office:value-type="float" office:value="-18" calcext:value-type="float">
            <text:p>-18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-357" calcext:value-type="float">
            <text:p>-357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56" calcext:value-type="float">
            <text:p>-356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55" calcext:value-type="float">
            <text:p>-355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54" calcext:value-type="float">
            <text:p>-354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53" calcext:value-type="float">
            <text:p>-353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52" calcext:value-type="float">
            <text:p>-352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51" calcext:value-type="float">
            <text:p>-351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50" calcext:value-type="float">
            <text:p>-350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49" calcext:value-type="float">
            <text:p>-349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48" calcext:value-type="float">
            <text:p>-348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47" calcext:value-type="float">
            <text:p>-347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46" calcext:value-type="float">
            <text:p>-346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45" calcext:value-type="float">
            <text:p>-345</text:p>
          </table:table-cell>
          <table:table-cell office:value-type="float" office:value="-17.8" calcext:value-type="float">
            <text:p>-17,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-344" calcext:value-type="float">
            <text:p>-344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43" calcext:value-type="float">
            <text:p>-343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42" calcext:value-type="float">
            <text:p>-342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41" calcext:value-type="float">
            <text:p>-341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40" calcext:value-type="float">
            <text:p>-340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39" calcext:value-type="float">
            <text:p>-339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38" calcext:value-type="float">
            <text:p>-338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37" calcext:value-type="float">
            <text:p>-337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36" calcext:value-type="float">
            <text:p>-336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35" calcext:value-type="float">
            <text:p>-335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34" calcext:value-type="float">
            <text:p>-334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33" calcext:value-type="float">
            <text:p>-333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31" calcext:value-type="float">
            <text:p>-331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30" calcext:value-type="float">
            <text:p>-330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29" calcext:value-type="float">
            <text:p>-329</text:p>
          </table:table-cell>
          <table:table-cell office:value-type="float" office:value="-17.6" calcext:value-type="float">
            <text:p>-17,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-328" calcext:value-type="float">
            <text:p>-328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27" calcext:value-type="float">
            <text:p>-327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26" calcext:value-type="float">
            <text:p>-326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25" calcext:value-type="float">
            <text:p>-325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24" calcext:value-type="float">
            <text:p>-324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23" calcext:value-type="float">
            <text:p>-323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17.4" calcext:value-type="float">
            <text:p>-17,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-315" calcext:value-type="float">
            <text:p>-315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14" calcext:value-type="float">
            <text:p>-314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13" calcext:value-type="float">
            <text:p>-313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12" calcext:value-type="float">
            <text:p>-312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11" calcext:value-type="float">
            <text:p>-311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10" calcext:value-type="float">
            <text:p>-310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09" calcext:value-type="float">
            <text:p>-309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08" calcext:value-type="float">
            <text:p>-308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07" calcext:value-type="float">
            <text:p>-307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06" calcext:value-type="float">
            <text:p>-306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05" calcext:value-type="float">
            <text:p>-305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04" calcext:value-type="float">
            <text:p>-304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03" calcext:value-type="float">
            <text:p>-303</text:p>
          </table:table-cell>
          <table:table-cell office:value-type="float" office:value="-17.2" calcext:value-type="float">
            <text:p>-17,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-302" calcext:value-type="float">
            <text:p>-302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01" calcext:value-type="float">
            <text:p>-301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300" calcext:value-type="float">
            <text:p>-300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99" calcext:value-type="float">
            <text:p>-299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98" calcext:value-type="float">
            <text:p>-298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97" calcext:value-type="float">
            <text:p>-297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96" calcext:value-type="float">
            <text:p>-296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95" calcext:value-type="float">
            <text:p>-295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94" calcext:value-type="float">
            <text:p>-294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93" calcext:value-type="float">
            <text:p>-293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92" calcext:value-type="float">
            <text:p>-292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91" calcext:value-type="float">
            <text:p>-291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290" calcext:value-type="float">
            <text:p>-290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89" calcext:value-type="float">
            <text:p>-289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88" calcext:value-type="float">
            <text:p>-288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87" calcext:value-type="float">
            <text:p>-287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86" calcext:value-type="float">
            <text:p>-286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85" calcext:value-type="float">
            <text:p>-285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84" calcext:value-type="float">
            <text:p>-284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83" calcext:value-type="float">
            <text:p>-283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82" calcext:value-type="float">
            <text:p>-282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81" calcext:value-type="float">
            <text:p>-281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80" calcext:value-type="float">
            <text:p>-280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79" calcext:value-type="float">
            <text:p>-279</text:p>
          </table:table-cell>
          <table:table-cell office:value-type="float" office:value="-16.8" calcext:value-type="float">
            <text:p>-16,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-278" calcext:value-type="float">
            <text:p>-278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77" calcext:value-type="float">
            <text:p>-277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76" calcext:value-type="float">
            <text:p>-276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75" calcext:value-type="float">
            <text:p>-275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74" calcext:value-type="float">
            <text:p>-274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73" calcext:value-type="float">
            <text:p>-273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72" calcext:value-type="float">
            <text:p>-272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71" calcext:value-type="float">
            <text:p>-271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70" calcext:value-type="float">
            <text:p>-270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69" calcext:value-type="float">
            <text:p>-269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68" calcext:value-type="float">
            <text:p>-268</text:p>
          </table:table-cell>
          <table:table-cell office:value-type="float" office:value="-16.6" calcext:value-type="float">
            <text:p>-16,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-267" calcext:value-type="float">
            <text:p>-267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66" calcext:value-type="float">
            <text:p>-266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65" calcext:value-type="float">
            <text:p>-265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64" calcext:value-type="float">
            <text:p>-264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63" calcext:value-type="float">
            <text:p>-263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62" calcext:value-type="float">
            <text:p>-262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61" calcext:value-type="float">
            <text:p>-261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60" calcext:value-type="float">
            <text:p>-260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59" calcext:value-type="float">
            <text:p>-259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58" calcext:value-type="float">
            <text:p>-258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57" calcext:value-type="float">
            <text:p>-257</text:p>
          </table:table-cell>
          <table:table-cell office:value-type="float" office:value="-16.4" calcext:value-type="float">
            <text:p>-16,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-256" calcext:value-type="float">
            <text:p>-256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55" calcext:value-type="float">
            <text:p>-255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54" calcext:value-type="float">
            <text:p>-254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53" calcext:value-type="float">
            <text:p>-253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52" calcext:value-type="float">
            <text:p>-252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51" calcext:value-type="float">
            <text:p>-251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49" calcext:value-type="float">
            <text:p>-249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48" calcext:value-type="float">
            <text:p>-248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46" calcext:value-type="float">
            <text:p>-246</text:p>
          </table:table-cell>
          <table:table-cell office:value-type="float" office:value="-16.2" calcext:value-type="float">
            <text:p>-16,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-245" calcext:value-type="float">
            <text:p>-245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44" calcext:value-type="float">
            <text:p>-244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43" calcext:value-type="float">
            <text:p>-243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42" calcext:value-type="float">
            <text:p>-242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41" calcext:value-type="float">
            <text:p>-241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40" calcext:value-type="float">
            <text:p>-240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39" calcext:value-type="float">
            <text:p>-239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38" calcext:value-type="float">
            <text:p>-238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37" calcext:value-type="float">
            <text:p>-237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36" calcext:value-type="float">
            <text:p>-236</text:p>
          </table:table-cell>
          <table:table-cell office:value-type="float" office:value="-16" calcext:value-type="float">
            <text:p>-1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-15.8" calcext:value-type="float">
            <text:p>-15,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234" calcext:value-type="float">
            <text:p>-234</text:p>
          </table:table-cell>
          <table:table-cell office:value-type="float" office:value="-15.8" calcext:value-type="float">
            <text:p>-15,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233" calcext:value-type="float">
            <text:p>-233</text:p>
          </table:table-cell>
          <table:table-cell office:value-type="float" office:value="-15.8" calcext:value-type="float">
            <text:p>-15,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232" calcext:value-type="float">
            <text:p>-232</text:p>
          </table:table-cell>
          <table:table-cell office:value-type="float" office:value="-15.8" calcext:value-type="float">
            <text:p>-15,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231" calcext:value-type="float">
            <text:p>-231</text:p>
          </table:table-cell>
          <table:table-cell office:value-type="float" office:value="-15.8" calcext:value-type="float">
            <text:p>-15,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-15.8" calcext:value-type="float">
            <text:p>-15,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229" calcext:value-type="float">
            <text:p>-229</text:p>
          </table:table-cell>
          <table:table-cell office:value-type="float" office:value="-15.8" calcext:value-type="float">
            <text:p>-15,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228" calcext:value-type="float">
            <text:p>-228</text:p>
          </table:table-cell>
          <table:table-cell office:value-type="float" office:value="-15.8" calcext:value-type="float">
            <text:p>-15,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227" calcext:value-type="float">
            <text:p>-227</text:p>
          </table:table-cell>
          <table:table-cell office:value-type="float" office:value="-15.8" calcext:value-type="float">
            <text:p>-15,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226" calcext:value-type="float">
            <text:p>-226</text:p>
          </table:table-cell>
          <table:table-cell office:value-type="float" office:value="-15.8" calcext:value-type="float">
            <text:p>-15,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float" office:value="-15.6" calcext:value-type="float">
            <text:p>-15,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224" calcext:value-type="float">
            <text:p>-224</text:p>
          </table:table-cell>
          <table:table-cell office:value-type="float" office:value="-15.6" calcext:value-type="float">
            <text:p>-15,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223" calcext:value-type="float">
            <text:p>-223</text:p>
          </table:table-cell>
          <table:table-cell office:value-type="float" office:value="-15.6" calcext:value-type="float">
            <text:p>-15,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222" calcext:value-type="float">
            <text:p>-222</text:p>
          </table:table-cell>
          <table:table-cell office:value-type="float" office:value="-15.6" calcext:value-type="float">
            <text:p>-15,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221" calcext:value-type="float">
            <text:p>-221</text:p>
          </table:table-cell>
          <table:table-cell office:value-type="float" office:value="-15.6" calcext:value-type="float">
            <text:p>-15,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-15.6" calcext:value-type="float">
            <text:p>-15,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219" calcext:value-type="float">
            <text:p>-219</text:p>
          </table:table-cell>
          <table:table-cell office:value-type="float" office:value="-15.6" calcext:value-type="float">
            <text:p>-15,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218" calcext:value-type="float">
            <text:p>-218</text:p>
          </table:table-cell>
          <table:table-cell office:value-type="float" office:value="-15.6" calcext:value-type="float">
            <text:p>-15,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217" calcext:value-type="float">
            <text:p>-217</text:p>
          </table:table-cell>
          <table:table-cell office:value-type="float" office:value="-15.6" calcext:value-type="float">
            <text:p>-15,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-15.6" calcext:value-type="float">
            <text:p>-15,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</table:table-row>
        <table:table-row table:style-name="ro1">
          <table:table-cell office:value-type="float" office:value="-215" calcext:value-type="float">
            <text:p>-215</text:p>
          </table:table-cell>
          <table:table-cell office:value-type="float" office:value="-15.4" calcext:value-type="float">
            <text:p>-15,4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-214" calcext:value-type="float">
            <text:p>-214</text:p>
          </table:table-cell>
          <table:table-cell office:value-type="float" office:value="-15.4" calcext:value-type="float">
            <text:p>-15,4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-213" calcext:value-type="float">
            <text:p>-213</text:p>
          </table:table-cell>
          <table:table-cell office:value-type="float" office:value="-15.4" calcext:value-type="float">
            <text:p>-15,4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 office:value-type="float" office:value="-15.4" calcext:value-type="float">
            <text:p>-15,4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-211" calcext:value-type="float">
            <text:p>-211</text:p>
          </table:table-cell>
          <table:table-cell office:value-type="float" office:value="-15.4" calcext:value-type="float">
            <text:p>-15,4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-210" calcext:value-type="float">
            <text:p>-210</text:p>
          </table:table-cell>
          <table:table-cell office:value-type="float" office:value="-15.4" calcext:value-type="float">
            <text:p>-15,4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-209" calcext:value-type="float">
            <text:p>-209</text:p>
          </table:table-cell>
          <table:table-cell office:value-type="float" office:value="-15.4" calcext:value-type="float">
            <text:p>-15,4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-208" calcext:value-type="float">
            <text:p>-208</text:p>
          </table:table-cell>
          <table:table-cell office:value-type="float" office:value="-15.4" calcext:value-type="float">
            <text:p>-15,4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-207" calcext:value-type="float">
            <text:p>-207</text:p>
          </table:table-cell>
          <table:table-cell office:value-type="float" office:value="-15.4" calcext:value-type="float">
            <text:p>-15,4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float" office:value="-206" calcext:value-type="float">
            <text:p>-206</text:p>
          </table:table-cell>
          <table:table-cell office:value-type="float" office:value="-15.2" calcext:value-type="float">
            <text:p>-15,2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-205" calcext:value-type="float">
            <text:p>-205</text:p>
          </table:table-cell>
          <table:table-cell office:value-type="float" office:value="-15.2" calcext:value-type="float">
            <text:p>-15,2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-204" calcext:value-type="float">
            <text:p>-204</text:p>
          </table:table-cell>
          <table:table-cell office:value-type="float" office:value="-15.2" calcext:value-type="float">
            <text:p>-15,2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-203" calcext:value-type="float">
            <text:p>-203</text:p>
          </table:table-cell>
          <table:table-cell office:value-type="float" office:value="-15.2" calcext:value-type="float">
            <text:p>-15,2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 office:value-type="float" office:value="-15.2" calcext:value-type="float">
            <text:p>-15,2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-201" calcext:value-type="float">
            <text:p>-201</text:p>
          </table:table-cell>
          <table:table-cell office:value-type="float" office:value="-15.2" calcext:value-type="float">
            <text:p>-15,2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-200" calcext:value-type="float">
            <text:p>-200</text:p>
          </table:table-cell>
          <table:table-cell office:value-type="float" office:value="-15.2" calcext:value-type="float">
            <text:p>-15,2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-199" calcext:value-type="float">
            <text:p>-199</text:p>
          </table:table-cell>
          <table:table-cell office:value-type="float" office:value="-15.2" calcext:value-type="float">
            <text:p>-15,2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-198" calcext:value-type="float">
            <text:p>-198</text:p>
          </table:table-cell>
          <table:table-cell office:value-type="float" office:value="-15.2" calcext:value-type="float">
            <text:p>-15,2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-197" calcext:value-type="float">
            <text:p>-197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5" calcext:value-type="float">
            <text:p>-195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4" calcext:value-type="float">
            <text:p>-194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3" calcext:value-type="float">
            <text:p>-193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2" calcext:value-type="float">
            <text:p>-192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1" calcext:value-type="float">
            <text:p>-191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90" calcext:value-type="float">
            <text:p>-190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89" calcext:value-type="float">
            <text:p>-189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188" calcext:value-type="float">
            <text:p>-188</text:p>
          </table:table-cell>
          <table:table-cell office:value-type="float" office:value="-14.8" calcext:value-type="float">
            <text:p>-14,8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 office:value-type="float" office:value="-14.8" calcext:value-type="float">
            <text:p>-14,8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-186" calcext:value-type="float">
            <text:p>-186</text:p>
          </table:table-cell>
          <table:table-cell office:value-type="float" office:value="-14.8" calcext:value-type="float">
            <text:p>-14,8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-185" calcext:value-type="float">
            <text:p>-185</text:p>
          </table:table-cell>
          <table:table-cell office:value-type="float" office:value="-14.8" calcext:value-type="float">
            <text:p>-14,8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 office:value-type="float" office:value="-14.8" calcext:value-type="float">
            <text:p>-14,8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-183" calcext:value-type="float">
            <text:p>-183</text:p>
          </table:table-cell>
          <table:table-cell office:value-type="float" office:value="-14.8" calcext:value-type="float">
            <text:p>-14,8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-182" calcext:value-type="float">
            <text:p>-182</text:p>
          </table:table-cell>
          <table:table-cell office:value-type="float" office:value="-14.8" calcext:value-type="float">
            <text:p>-14,8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-181" calcext:value-type="float">
            <text:p>-181</text:p>
          </table:table-cell>
          <table:table-cell office:value-type="float" office:value="-14.8" calcext:value-type="float">
            <text:p>-14,8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-180" calcext:value-type="float">
            <text:p>-180</text:p>
          </table:table-cell>
          <table:table-cell office:value-type="float" office:value="-14.8" calcext:value-type="float">
            <text:p>-14,8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-179" calcext:value-type="float">
            <text:p>-179</text:p>
          </table:table-cell>
          <table:table-cell office:value-type="float" office:value="-14.6" calcext:value-type="float">
            <text:p>-14,6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178" calcext:value-type="float">
            <text:p>-178</text:p>
          </table:table-cell>
          <table:table-cell office:value-type="float" office:value="-14.6" calcext:value-type="float">
            <text:p>-14,6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177" calcext:value-type="float">
            <text:p>-177</text:p>
          </table:table-cell>
          <table:table-cell office:value-type="float" office:value="-14.6" calcext:value-type="float">
            <text:p>-14,6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176" calcext:value-type="float">
            <text:p>-176</text:p>
          </table:table-cell>
          <table:table-cell office:value-type="float" office:value="-14.6" calcext:value-type="float">
            <text:p>-14,6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175" calcext:value-type="float">
            <text:p>-175</text:p>
          </table:table-cell>
          <table:table-cell office:value-type="float" office:value="-14.6" calcext:value-type="float">
            <text:p>-14,6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174" calcext:value-type="float">
            <text:p>-174</text:p>
          </table:table-cell>
          <table:table-cell office:value-type="float" office:value="-14.6" calcext:value-type="float">
            <text:p>-14,6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173" calcext:value-type="float">
            <text:p>-173</text:p>
          </table:table-cell>
          <table:table-cell office:value-type="float" office:value="-14.6" calcext:value-type="float">
            <text:p>-14,6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172" calcext:value-type="float">
            <text:p>-172</text:p>
          </table:table-cell>
          <table:table-cell office:value-type="float" office:value="-14.6" calcext:value-type="float">
            <text:p>-14,6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171" calcext:value-type="float">
            <text:p>-171</text:p>
          </table:table-cell>
          <table:table-cell office:value-type="float" office:value="-14.6" calcext:value-type="float">
            <text:p>-14,6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-170" calcext:value-type="float">
            <text:p>-170</text:p>
          </table:table-cell>
          <table:table-cell office:value-type="float" office:value="-14.4" calcext:value-type="float">
            <text:p>-14,4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-169" calcext:value-type="float">
            <text:p>-169</text:p>
          </table:table-cell>
          <table:table-cell office:value-type="float" office:value="-14.4" calcext:value-type="float">
            <text:p>-14,4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 office:value-type="float" office:value="-14.4" calcext:value-type="float">
            <text:p>-14,4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 office:value-type="float" office:value="-14.4" calcext:value-type="float">
            <text:p>-14,4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-166" calcext:value-type="float">
            <text:p>-166</text:p>
          </table:table-cell>
          <table:table-cell office:value-type="float" office:value="-14.4" calcext:value-type="float">
            <text:p>-14,4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-165" calcext:value-type="float">
            <text:p>-165</text:p>
          </table:table-cell>
          <table:table-cell office:value-type="float" office:value="-14.4" calcext:value-type="float">
            <text:p>-14,4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-164" calcext:value-type="float">
            <text:p>-164</text:p>
          </table:table-cell>
          <table:table-cell office:value-type="float" office:value="-14.4" calcext:value-type="float">
            <text:p>-14,4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-163" calcext:value-type="float">
            <text:p>-163</text:p>
          </table:table-cell>
          <table:table-cell office:value-type="float" office:value="-14.4" calcext:value-type="float">
            <text:p>-14,4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-162" calcext:value-type="float">
            <text:p>-162</text:p>
          </table:table-cell>
          <table:table-cell office:value-type="float" office:value="-14.2" calcext:value-type="float">
            <text:p>-14,2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161" calcext:value-type="float">
            <text:p>-161</text:p>
          </table:table-cell>
          <table:table-cell office:value-type="float" office:value="-14.2" calcext:value-type="float">
            <text:p>-14,2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160" calcext:value-type="float">
            <text:p>-160</text:p>
          </table:table-cell>
          <table:table-cell office:value-type="float" office:value="-14.2" calcext:value-type="float">
            <text:p>-14,2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159" calcext:value-type="float">
            <text:p>-159</text:p>
          </table:table-cell>
          <table:table-cell office:value-type="float" office:value="-14.2" calcext:value-type="float">
            <text:p>-14,2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158" calcext:value-type="float">
            <text:p>-158</text:p>
          </table:table-cell>
          <table:table-cell office:value-type="float" office:value="-14.2" calcext:value-type="float">
            <text:p>-14,2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157" calcext:value-type="float">
            <text:p>-157</text:p>
          </table:table-cell>
          <table:table-cell office:value-type="float" office:value="-14.2" calcext:value-type="float">
            <text:p>-14,2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156" calcext:value-type="float">
            <text:p>-156</text:p>
          </table:table-cell>
          <table:table-cell office:value-type="float" office:value="-14.2" calcext:value-type="float">
            <text:p>-14,2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155" calcext:value-type="float">
            <text:p>-155</text:p>
          </table:table-cell>
          <table:table-cell office:value-type="float" office:value="-14.2" calcext:value-type="float">
            <text:p>-14,2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154" calcext:value-type="float">
            <text:p>-154</text:p>
          </table:table-cell>
          <table:table-cell office:value-type="float" office:value="-14.2" calcext:value-type="float">
            <text:p>-14,2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2" calcext:value-type="float">
            <text:p>-152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1" calcext:value-type="float">
            <text:p>-151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50" calcext:value-type="float">
            <text:p>-150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9" calcext:value-type="float">
            <text:p>-149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8" calcext:value-type="float">
            <text:p>-148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6" calcext:value-type="float">
            <text:p>-146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145" calcext:value-type="float">
            <text:p>-145</text:p>
          </table:table-cell>
          <table:table-cell office:value-type="float" office:value="-13.8" calcext:value-type="float">
            <text:p>-13,8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-144" calcext:value-type="float">
            <text:p>-144</text:p>
          </table:table-cell>
          <table:table-cell office:value-type="float" office:value="-13.8" calcext:value-type="float">
            <text:p>-13,8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-143" calcext:value-type="float">
            <text:p>-143</text:p>
          </table:table-cell>
          <table:table-cell office:value-type="float" office:value="-13.8" calcext:value-type="float">
            <text:p>-13,8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-142" calcext:value-type="float">
            <text:p>-142</text:p>
          </table:table-cell>
          <table:table-cell office:value-type="float" office:value="-13.8" calcext:value-type="float">
            <text:p>-13,8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-141" calcext:value-type="float">
            <text:p>-141</text:p>
          </table:table-cell>
          <table:table-cell office:value-type="float" office:value="-13.8" calcext:value-type="float">
            <text:p>-13,8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13.8" calcext:value-type="float">
            <text:p>-13,8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-139" calcext:value-type="float">
            <text:p>-139</text:p>
          </table:table-cell>
          <table:table-cell office:value-type="float" office:value="-13.8" calcext:value-type="float">
            <text:p>-13,8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-138" calcext:value-type="float">
            <text:p>-138</text:p>
          </table:table-cell>
          <table:table-cell office:value-type="float" office:value="-13.8" calcext:value-type="float">
            <text:p>-13,8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-137" calcext:value-type="float">
            <text:p>-137</text:p>
          </table:table-cell>
          <table:table-cell office:value-type="float" office:value="-13.6" calcext:value-type="float">
            <text:p>-13,6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-136" calcext:value-type="float">
            <text:p>-136</text:p>
          </table:table-cell>
          <table:table-cell office:value-type="float" office:value="-13.6" calcext:value-type="float">
            <text:p>-13,6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-135" calcext:value-type="float">
            <text:p>-135</text:p>
          </table:table-cell>
          <table:table-cell office:value-type="float" office:value="-13.6" calcext:value-type="float">
            <text:p>-13,6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-134" calcext:value-type="float">
            <text:p>-134</text:p>
          </table:table-cell>
          <table:table-cell office:value-type="float" office:value="-13.6" calcext:value-type="float">
            <text:p>-13,6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-133" calcext:value-type="float">
            <text:p>-133</text:p>
          </table:table-cell>
          <table:table-cell office:value-type="float" office:value="-13.6" calcext:value-type="float">
            <text:p>-13,6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-132" calcext:value-type="float">
            <text:p>-132</text:p>
          </table:table-cell>
          <table:table-cell office:value-type="float" office:value="-13.6" calcext:value-type="float">
            <text:p>-13,6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-131" calcext:value-type="float">
            <text:p>-131</text:p>
          </table:table-cell>
          <table:table-cell office:value-type="float" office:value="-13.6" calcext:value-type="float">
            <text:p>-13,6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 office:value-type="float" office:value="-13.6" calcext:value-type="float">
            <text:p>-13,6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  <table:table-cell office:value-type="float" office:value="-13.4" calcext:value-type="float">
            <text:p>-13,4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-13.4" calcext:value-type="float">
            <text:p>-13,4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-127" calcext:value-type="float">
            <text:p>-127</text:p>
          </table:table-cell>
          <table:table-cell office:value-type="float" office:value="-13.4" calcext:value-type="float">
            <text:p>-13,4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 office:value-type="float" office:value="-13.4" calcext:value-type="float">
            <text:p>-13,4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-125" calcext:value-type="float">
            <text:p>-125</text:p>
          </table:table-cell>
          <table:table-cell office:value-type="float" office:value="-13.4" calcext:value-type="float">
            <text:p>-13,4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13.4" calcext:value-type="float">
            <text:p>-13,4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 office:value-type="float" office:value="-13.4" calcext:value-type="float">
            <text:p>-13,4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-122" calcext:value-type="float">
            <text:p>-122</text:p>
          </table:table-cell>
          <table:table-cell office:value-type="float" office:value="-13.4" calcext:value-type="float">
            <text:p>-13,4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-121" calcext:value-type="float">
            <text:p>-121</text:p>
          </table:table-cell>
          <table:table-cell office:value-type="float" office:value="-13.2" calcext:value-type="float">
            <text:p>-13,2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-120" calcext:value-type="float">
            <text:p>-120</text:p>
          </table:table-cell>
          <table:table-cell office:value-type="float" office:value="-13.2" calcext:value-type="float">
            <text:p>-13,2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-119" calcext:value-type="float">
            <text:p>-119</text:p>
          </table:table-cell>
          <table:table-cell office:value-type="float" office:value="-13.2" calcext:value-type="float">
            <text:p>-13,2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-118" calcext:value-type="float">
            <text:p>-118</text:p>
          </table:table-cell>
          <table:table-cell office:value-type="float" office:value="-13.2" calcext:value-type="float">
            <text:p>-13,2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-117" calcext:value-type="float">
            <text:p>-117</text:p>
          </table:table-cell>
          <table:table-cell office:value-type="float" office:value="-13.2" calcext:value-type="float">
            <text:p>-13,2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-13.2" calcext:value-type="float">
            <text:p>-13,2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-115" calcext:value-type="float">
            <text:p>-115</text:p>
          </table:table-cell>
          <table:table-cell office:value-type="float" office:value="-13.2" calcext:value-type="float">
            <text:p>-13,2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-114" calcext:value-type="float">
            <text:p>-114</text:p>
          </table:table-cell>
          <table:table-cell office:value-type="float" office:value="-13.2" calcext:value-type="float">
            <text:p>-13,2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1" calcext:value-type="float">
            <text:p>-111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10" calcext:value-type="float">
            <text:p>-110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9" calcext:value-type="float">
            <text:p>-109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7" calcext:value-type="float">
            <text:p>-107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106" calcext:value-type="float">
            <text:p>-106</text:p>
          </table:table-cell>
          <table:table-cell office:value-type="float" office:value="-12.8" calcext:value-type="float">
            <text:p>-12,8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-105" calcext:value-type="float">
            <text:p>-105</text:p>
          </table:table-cell>
          <table:table-cell office:value-type="float" office:value="-12.8" calcext:value-type="float">
            <text:p>-12,8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12.8" calcext:value-type="float">
            <text:p>-12,8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-103" calcext:value-type="float">
            <text:p>-103</text:p>
          </table:table-cell>
          <table:table-cell office:value-type="float" office:value="-12.8" calcext:value-type="float">
            <text:p>-12,8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-102" calcext:value-type="float">
            <text:p>-102</text:p>
          </table:table-cell>
          <table:table-cell office:value-type="float" office:value="-12.8" calcext:value-type="float">
            <text:p>-12,8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-101" calcext:value-type="float">
            <text:p>-101</text:p>
          </table:table-cell>
          <table:table-cell office:value-type="float" office:value="-12.8" calcext:value-type="float">
            <text:p>-12,8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-12.8" calcext:value-type="float">
            <text:p>-12,8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-99" calcext:value-type="float">
            <text:p>-99</text:p>
          </table:table-cell>
          <table:table-cell office:value-type="float" office:value="-12.8" calcext:value-type="float">
            <text:p>-12,8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-98" calcext:value-type="float">
            <text:p>-98</text:p>
          </table:table-cell>
          <table:table-cell office:value-type="float" office:value="-12.6" calcext:value-type="float">
            <text:p>-12,6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-97" calcext:value-type="float">
            <text:p>-97</text:p>
          </table:table-cell>
          <table:table-cell office:value-type="float" office:value="-12.6" calcext:value-type="float">
            <text:p>-12,6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-12.6" calcext:value-type="float">
            <text:p>-12,6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-95" calcext:value-type="float">
            <text:p>-95</text:p>
          </table:table-cell>
          <table:table-cell office:value-type="float" office:value="-12.6" calcext:value-type="float">
            <text:p>-12,6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-94" calcext:value-type="float">
            <text:p>-94</text:p>
          </table:table-cell>
          <table:table-cell office:value-type="float" office:value="-12.6" calcext:value-type="float">
            <text:p>-12,6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-93" calcext:value-type="float">
            <text:p>-93</text:p>
          </table:table-cell>
          <table:table-cell office:value-type="float" office:value="-12.6" calcext:value-type="float">
            <text:p>-12,6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12.6" calcext:value-type="float">
            <text:p>-12,6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-91" calcext:value-type="float">
            <text:p>-91</text:p>
          </table:table-cell>
          <table:table-cell office:value-type="float" office:value="-12.4" calcext:value-type="float">
            <text:p>-12,4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-90" calcext:value-type="float">
            <text:p>-90</text:p>
          </table:table-cell>
          <table:table-cell office:value-type="float" office:value="-12.4" calcext:value-type="float">
            <text:p>-12,4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office:value-type="float" office:value="-12.4" calcext:value-type="float">
            <text:p>-12,4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-12.4" calcext:value-type="float">
            <text:p>-12,4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-87" calcext:value-type="float">
            <text:p>-87</text:p>
          </table:table-cell>
          <table:table-cell office:value-type="float" office:value="-12.4" calcext:value-type="float">
            <text:p>-12,4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-12.4" calcext:value-type="float">
            <text:p>-12,4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-12.4" calcext:value-type="float">
            <text:p>-12,4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-12.4" calcext:value-type="float">
            <text:p>-12,4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-12.2" calcext:value-type="float">
            <text:p>-12,2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-12.2" calcext:value-type="float">
            <text:p>-12,2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-12.2" calcext:value-type="float">
            <text:p>-12,2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12.2" calcext:value-type="float">
            <text:p>-12,2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-12.2" calcext:value-type="float">
            <text:p>-12,2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-12.2" calcext:value-type="float">
            <text:p>-12,2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-12.2" calcext:value-type="float">
            <text:p>-12,2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11.8" calcext:value-type="float">
            <text:p>-11,8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11.8" calcext:value-type="float">
            <text:p>-11,8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-11.8" calcext:value-type="float">
            <text:p>-11,8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11.8" calcext:value-type="float">
            <text:p>-11,8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1.8" calcext:value-type="float">
            <text:p>-11,8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11.8" calcext:value-type="float">
            <text:p>-11,8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-11.8" calcext:value-type="float">
            <text:p>-11,8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-11.6" calcext:value-type="float">
            <text:p>-11,6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11.6" calcext:value-type="float">
            <text:p>-11,6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11.6" calcext:value-type="float">
            <text:p>-11,6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-11.6" calcext:value-type="float">
            <text:p>-11,6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11.6" calcext:value-type="float">
            <text:p>-11,6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11.6" calcext:value-type="float">
            <text:p>-11,6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11.6" calcext:value-type="float">
            <text:p>-11,6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11.6" calcext:value-type="float">
            <text:p>-11,6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11.4" calcext:value-type="float">
            <text:p>-11,4</text:p>
          </table:table-cell>
          <table:table-cell office:value-type="float" office:value="-1.4" calcext:value-type="float">
            <text:p>-1,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11.4" calcext:value-type="float">
            <text:p>-11,4</text:p>
          </table:table-cell>
          <table:table-cell office:value-type="float" office:value="-1.4" calcext:value-type="float">
            <text:p>-1,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11.4" calcext:value-type="float">
            <text:p>-11,4</text:p>
          </table:table-cell>
          <table:table-cell office:value-type="float" office:value="-1.4" calcext:value-type="float">
            <text:p>-1,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-11.4" calcext:value-type="float">
            <text:p>-11,4</text:p>
          </table:table-cell>
          <table:table-cell office:value-type="float" office:value="-1.4" calcext:value-type="float">
            <text:p>-1,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11.4" calcext:value-type="float">
            <text:p>-11,4</text:p>
          </table:table-cell>
          <table:table-cell office:value-type="float" office:value="-1.4" calcext:value-type="float">
            <text:p>-1,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1.4" calcext:value-type="float">
            <text:p>-11,4</text:p>
          </table:table-cell>
          <table:table-cell office:value-type="float" office:value="-1.4" calcext:value-type="float">
            <text:p>-1,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11.4" calcext:value-type="float">
            <text:p>-11,4</text:p>
          </table:table-cell>
          <table:table-cell office:value-type="float" office:value="-1.4" calcext:value-type="float">
            <text:p>-1,4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-11.2" calcext:value-type="float">
            <text:p>-11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11.2" calcext:value-type="float">
            <text:p>-11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-11.2" calcext:value-type="float">
            <text:p>-11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-11.2" calcext:value-type="float">
            <text:p>-11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11.2" calcext:value-type="float">
            <text:p>-11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-11.2" calcext:value-type="float">
            <text:p>-11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11.2" calcext:value-type="float">
            <text:p>-11,2</text:p>
          </table:table-cell>
          <table:table-cell office:value-type="float" office:value="-1.2" calcext:value-type="float">
            <text:p>-1,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0.8" calcext:value-type="float">
            <text:p>-10,8</text:p>
          </table:table-cell>
          <table:table-cell office:value-type="float" office:value="-0.8" calcext:value-type="float">
            <text:p>-0,8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10.8" calcext:value-type="float">
            <text:p>-10,8</text:p>
          </table:table-cell>
          <table:table-cell office:value-type="float" office:value="-0.8" calcext:value-type="float">
            <text:p>-0,8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10.8" calcext:value-type="float">
            <text:p>-10,8</text:p>
          </table:table-cell>
          <table:table-cell office:value-type="float" office:value="-0.8" calcext:value-type="float">
            <text:p>-0,8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10.8" calcext:value-type="float">
            <text:p>-10,8</text:p>
          </table:table-cell>
          <table:table-cell office:value-type="float" office:value="-0.8" calcext:value-type="float">
            <text:p>-0,8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10.8" calcext:value-type="float">
            <text:p>-10,8</text:p>
          </table:table-cell>
          <table:table-cell office:value-type="float" office:value="-0.8" calcext:value-type="float">
            <text:p>-0,8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10.8" calcext:value-type="float">
            <text:p>-10,8</text:p>
          </table:table-cell>
          <table:table-cell office:value-type="float" office:value="-0.8" calcext:value-type="float">
            <text:p>-0,8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10.8" calcext:value-type="float">
            <text:p>-10,8</text:p>
          </table:table-cell>
          <table:table-cell office:value-type="float" office:value="-0.8" calcext:value-type="float">
            <text:p>-0,8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10.6" calcext:value-type="float">
            <text:p>-10,6</text:p>
          </table:table-cell>
          <table:table-cell office:value-type="float" office:value="-0.6" calcext:value-type="float">
            <text:p>-0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-10.6" calcext:value-type="float">
            <text:p>-10,6</text:p>
          </table:table-cell>
          <table:table-cell office:value-type="float" office:value="-0.6" calcext:value-type="float">
            <text:p>-0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10.6" calcext:value-type="float">
            <text:p>-10,6</text:p>
          </table:table-cell>
          <table:table-cell office:value-type="float" office:value="-0.6" calcext:value-type="float">
            <text:p>-0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10.6" calcext:value-type="float">
            <text:p>-10,6</text:p>
          </table:table-cell>
          <table:table-cell office:value-type="float" office:value="-0.6" calcext:value-type="float">
            <text:p>-0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0.6" calcext:value-type="float">
            <text:p>-10,6</text:p>
          </table:table-cell>
          <table:table-cell office:value-type="float" office:value="-0.6" calcext:value-type="float">
            <text:p>-0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10.6" calcext:value-type="float">
            <text:p>-10,6</text:p>
          </table:table-cell>
          <table:table-cell office:value-type="float" office:value="-0.6" calcext:value-type="float">
            <text:p>-0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10.6" calcext:value-type="float">
            <text:p>-10,6</text:p>
          </table:table-cell>
          <table:table-cell office:value-type="float" office:value="-0.6" calcext:value-type="float">
            <text:p>-0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10.6" calcext:value-type="float">
            <text:p>-10,6</text:p>
          </table:table-cell>
          <table:table-cell office:value-type="float" office:value="-0.6" calcext:value-type="float">
            <text:p>-0,6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0.4" calcext:value-type="float">
            <text:p>-10,4</text:p>
          </table:table-cell>
          <table:table-cell office:value-type="float" office:value="-0.4" calcext:value-type="float">
            <text:p>-0,4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10.4" calcext:value-type="float">
            <text:p>-10,4</text:p>
          </table:table-cell>
          <table:table-cell office:value-type="float" office:value="-0.4" calcext:value-type="float">
            <text:p>-0,4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0.4" calcext:value-type="float">
            <text:p>-10,4</text:p>
          </table:table-cell>
          <table:table-cell office:value-type="float" office:value="-0.4" calcext:value-type="float">
            <text:p>-0,4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-10.4" calcext:value-type="float">
            <text:p>-10,4</text:p>
          </table:table-cell>
          <table:table-cell office:value-type="float" office:value="-0.4" calcext:value-type="float">
            <text:p>-0,4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0.4" calcext:value-type="float">
            <text:p>-10,4</text:p>
          </table:table-cell>
          <table:table-cell office:value-type="float" office:value="-0.4" calcext:value-type="float">
            <text:p>-0,4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10.4" calcext:value-type="float">
            <text:p>-10,4</text:p>
          </table:table-cell>
          <table:table-cell office:value-type="float" office:value="-0.4" calcext:value-type="float">
            <text:p>-0,4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0.4" calcext:value-type="float">
            <text:p>-10,4</text:p>
          </table:table-cell>
          <table:table-cell office:value-type="float" office:value="-0.4" calcext:value-type="float">
            <text:p>-0,4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-10.2" calcext:value-type="float">
            <text:p>-10,2</text:p>
          </table:table-cell>
          <table:table-cell office:value-type="float" office:value="-0.2" calcext:value-type="float">
            <text:p>-0,2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.2" calcext:value-type="float">
            <text:p>-10,2</text:p>
          </table:table-cell>
          <table:table-cell office:value-type="float" office:value="-0.2" calcext:value-type="float">
            <text:p>-0,2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-10.2" calcext:value-type="float">
            <text:p>-10,2</text:p>
          </table:table-cell>
          <table:table-cell office:value-type="float" office:value="-0.2" calcext:value-type="float">
            <text:p>-0,2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10.2" calcext:value-type="float">
            <text:p>-10,2</text:p>
          </table:table-cell>
          <table:table-cell office:value-type="float" office:value="-0.2" calcext:value-type="float">
            <text:p>-0,2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-10.2" calcext:value-type="float">
            <text:p>-10,2</text:p>
          </table:table-cell>
          <table:table-cell office:value-type="float" office:value="-0.2" calcext:value-type="float">
            <text:p>-0,2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10.2" calcext:value-type="float">
            <text:p>-10,2</text:p>
          </table:table-cell>
          <table:table-cell office:value-type="float" office:value="-0.2" calcext:value-type="float">
            <text:p>-0,2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0.2" calcext:value-type="float">
            <text:p>-10,2</text:p>
          </table:table-cell>
          <table:table-cell office:value-type="float" office:value="-0.2" calcext:value-type="float">
            <text:p>-0,2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9.8" calcext:value-type="float">
            <text:p>-9,8</text:p>
          </table:table-cell>
          <table:table-cell office:value-type="float" office:value="0.2" calcext:value-type="float">
            <text:p>0,2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9.8" calcext:value-type="float">
            <text:p>-9,8</text:p>
          </table:table-cell>
          <table:table-cell office:value-type="float" office:value="0.2" calcext:value-type="float">
            <text:p>0,2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9.8" calcext:value-type="float">
            <text:p>-9,8</text:p>
          </table:table-cell>
          <table:table-cell office:value-type="float" office:value="0.2" calcext:value-type="float">
            <text:p>0,2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9.8" calcext:value-type="float">
            <text:p>-9,8</text:p>
          </table:table-cell>
          <table:table-cell office:value-type="float" office:value="0.2" calcext:value-type="float">
            <text:p>0,2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9.8" calcext:value-type="float">
            <text:p>-9,8</text:p>
          </table:table-cell>
          <table:table-cell office:value-type="float" office:value="0.2" calcext:value-type="float">
            <text:p>0,2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.8" calcext:value-type="float">
            <text:p>-9,8</text:p>
          </table:table-cell>
          <table:table-cell office:value-type="float" office:value="0.2" calcext:value-type="float">
            <text:p>0,2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9.8" calcext:value-type="float">
            <text:p>-9,8</text:p>
          </table:table-cell>
          <table:table-cell office:value-type="float" office:value="0.2" calcext:value-type="float">
            <text:p>0,2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9.6" calcext:value-type="float">
            <text:p>-9,6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9.6" calcext:value-type="float">
            <text:p>-9,6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9.6" calcext:value-type="float">
            <text:p>-9,6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9.6" calcext:value-type="float">
            <text:p>-9,6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9.6" calcext:value-type="float">
            <text:p>-9,6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9.6" calcext:value-type="float">
            <text:p>-9,6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9.6" calcext:value-type="float">
            <text:p>-9,6</text:p>
          </table:table-cell>
          <table:table-cell office:value-type="float" office:value="0.4" calcext:value-type="float">
            <text:p>0,4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9.4" calcext:value-type="float">
            <text:p>-9,4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9.4" calcext:value-type="float">
            <text:p>-9,4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9.4" calcext:value-type="float">
            <text:p>-9,4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9.4" calcext:value-type="float">
            <text:p>-9,4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9.4" calcext:value-type="float">
            <text:p>-9,4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9.4" calcext:value-type="float">
            <text:p>-9,4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9.4" calcext:value-type="float">
            <text:p>-9,4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9.4" calcext:value-type="float">
            <text:p>-9,4</text:p>
          </table:table-cell>
          <table:table-cell office:value-type="float" office:value="0.6" calcext:value-type="float">
            <text:p>0,6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9.2" calcext:value-type="float">
            <text:p>-9,2</text:p>
          </table:table-cell>
          <table:table-cell office:value-type="float" office:value="0.8" calcext:value-type="float">
            <text:p>0,8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9.2" calcext:value-type="float">
            <text:p>-9,2</text:p>
          </table:table-cell>
          <table:table-cell office:value-type="float" office:value="0.8" calcext:value-type="float">
            <text:p>0,8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9.2" calcext:value-type="float">
            <text:p>-9,2</text:p>
          </table:table-cell>
          <table:table-cell office:value-type="float" office:value="0.8" calcext:value-type="float">
            <text:p>0,8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9.2" calcext:value-type="float">
            <text:p>-9,2</text:p>
          </table:table-cell>
          <table:table-cell office:value-type="float" office:value="0.8" calcext:value-type="float">
            <text:p>0,8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9.2" calcext:value-type="float">
            <text:p>-9,2</text:p>
          </table:table-cell>
          <table:table-cell office:value-type="float" office:value="0.8" calcext:value-type="float">
            <text:p>0,8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9.2" calcext:value-type="float">
            <text:p>-9,2</text:p>
          </table:table-cell>
          <table:table-cell office:value-type="float" office:value="0.8" calcext:value-type="float">
            <text:p>0,8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9.2" calcext:value-type="float">
            <text:p>-9,2</text:p>
          </table:table-cell>
          <table:table-cell office:value-type="float" office:value="0.8" calcext:value-type="float">
            <text:p>0,8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8.8" calcext:value-type="float">
            <text:p>-8,8</text:p>
          </table:table-cell>
          <table:table-cell office:value-type="float" office:value="1.2" calcext:value-type="float">
            <text:p>1,2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8.8" calcext:value-type="float">
            <text:p>-8,8</text:p>
          </table:table-cell>
          <table:table-cell office:value-type="float" office:value="1.2" calcext:value-type="float">
            <text:p>1,2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8.8" calcext:value-type="float">
            <text:p>-8,8</text:p>
          </table:table-cell>
          <table:table-cell office:value-type="float" office:value="1.2" calcext:value-type="float">
            <text:p>1,2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8.8" calcext:value-type="float">
            <text:p>-8,8</text:p>
          </table:table-cell>
          <table:table-cell office:value-type="float" office:value="1.2" calcext:value-type="float">
            <text:p>1,2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8.8" calcext:value-type="float">
            <text:p>-8,8</text:p>
          </table:table-cell>
          <table:table-cell office:value-type="float" office:value="1.2" calcext:value-type="float">
            <text:p>1,2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.8" calcext:value-type="float">
            <text:p>-8,8</text:p>
          </table:table-cell>
          <table:table-cell office:value-type="float" office:value="1.2" calcext:value-type="float">
            <text:p>1,2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.8" calcext:value-type="float">
            <text:p>-8,8</text:p>
          </table:table-cell>
          <table:table-cell office:value-type="float" office:value="1.2" calcext:value-type="float">
            <text:p>1,2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.6" calcext:value-type="float">
            <text:p>-8,6</text:p>
          </table:table-cell>
          <table:table-cell office:value-type="float" office:value="1.4" calcext:value-type="float">
            <text:p>1,4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.6" calcext:value-type="float">
            <text:p>-8,6</text:p>
          </table:table-cell>
          <table:table-cell office:value-type="float" office:value="1.4" calcext:value-type="float">
            <text:p>1,4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.6" calcext:value-type="float">
            <text:p>-8,6</text:p>
          </table:table-cell>
          <table:table-cell office:value-type="float" office:value="1.4" calcext:value-type="float">
            <text:p>1,4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.6" calcext:value-type="float">
            <text:p>-8,6</text:p>
          </table:table-cell>
          <table:table-cell office:value-type="float" office:value="1.4" calcext:value-type="float">
            <text:p>1,4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.6" calcext:value-type="float">
            <text:p>-8,6</text:p>
          </table:table-cell>
          <table:table-cell office:value-type="float" office:value="1.4" calcext:value-type="float">
            <text:p>1,4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.6" calcext:value-type="float">
            <text:p>-8,6</text:p>
          </table:table-cell>
          <table:table-cell office:value-type="float" office:value="1.4" calcext:value-type="float">
            <text:p>1,4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.6" calcext:value-type="float">
            <text:p>-8,6</text:p>
          </table:table-cell>
          <table:table-cell office:value-type="float" office:value="1.4" calcext:value-type="float">
            <text:p>1,4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.4" calcext:value-type="float">
            <text:p>-8,4</text:p>
          </table:table-cell>
          <table:table-cell office:value-type="float" office:value="1.6" calcext:value-type="float">
            <text:p>1,6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8.2" calcext:value-type="float">
            <text:p>-8,2</text:p>
          </table:table-cell>
          <table:table-cell office:value-type="float" office:value="1.8" calcext:value-type="float">
            <text:p>1,8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.8" calcext:value-type="float">
            <text:p>-7,8</text:p>
          </table:table-cell>
          <table:table-cell office:value-type="float" office:value="2.2" calcext:value-type="float">
            <text:p>2,2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.6" calcext:value-type="float">
            <text:p>-7,6</text:p>
          </table:table-cell>
          <table:table-cell office:value-type="float" office:value="2.4" calcext:value-type="float">
            <text:p>2,4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.4" calcext:value-type="float">
            <text:p>-7,4</text:p>
          </table:table-cell>
          <table:table-cell office:value-type="float" office:value="2.6" calcext:value-type="float">
            <text:p>2,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.2" calcext:value-type="float">
            <text:p>-7,2</text:p>
          </table:table-cell>
          <table:table-cell office:value-type="float" office:value="2.8" calcext:value-type="float">
            <text:p>2,8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.8" calcext:value-type="float">
            <text:p>-6,8</text:p>
          </table:table-cell>
          <table:table-cell office:value-type="float" office:value="3.2" calcext:value-type="float">
            <text:p>3,2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.6" calcext:value-type="float">
            <text:p>-6,6</text:p>
          </table:table-cell>
          <table:table-cell office:value-type="float" office:value="3.4" calcext:value-type="float">
            <text:p>3,4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.4" calcext:value-type="float">
            <text:p>-6,4</text:p>
          </table:table-cell>
          <table:table-cell office:value-type="float" office:value="3.6" calcext:value-type="float">
            <text:p>3,6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.2" calcext:value-type="float">
            <text:p>-6,2</text:p>
          </table:table-cell>
          <table:table-cell office:value-type="float" office:value="3.8" calcext:value-type="float">
            <text:p>3,8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.8" calcext:value-type="float">
            <text:p>-5,8</text:p>
          </table:table-cell>
          <table:table-cell office:value-type="float" office:value="4.2" calcext:value-type="float">
            <text:p>4,2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.6" calcext:value-type="float">
            <text:p>-5,6</text:p>
          </table:table-cell>
          <table:table-cell office:value-type="float" office:value="4.4" calcext:value-type="float">
            <text:p>4,4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.4" calcext:value-type="float">
            <text:p>-5,4</text:p>
          </table:table-cell>
          <table:table-cell office:value-type="float" office:value="4.6" calcext:value-type="float">
            <text:p>4,6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.2" calcext:value-type="float">
            <text:p>-5,2</text:p>
          </table:table-cell>
          <table:table-cell office:value-type="float" office:value="4.8" calcext:value-type="float">
            <text:p>4,8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4.8" calcext:value-type="float">
            <text:p>-4,8</text:p>
          </table:table-cell>
          <table:table-cell office:value-type="float" office:value="5.2" calcext:value-type="float">
            <text:p>5,2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4.6" calcext:value-type="float">
            <text:p>-4,6</text:p>
          </table:table-cell>
          <table:table-cell office:value-type="float" office:value="5.4" calcext:value-type="float">
            <text:p>5,4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4.4" calcext:value-type="float">
            <text:p>-4,4</text:p>
          </table:table-cell>
          <table:table-cell office:value-type="float" office:value="5.6" calcext:value-type="float">
            <text:p>5,6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4.2" calcext:value-type="float">
            <text:p>-4,2</text:p>
          </table:table-cell>
          <table:table-cell office:value-type="float" office:value="5.8" calcext:value-type="float">
            <text:p>5,8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.8" calcext:value-type="float">
            <text:p>-3,8</text:p>
          </table:table-cell>
          <table:table-cell office:value-type="float" office:value="6.2" calcext:value-type="float">
            <text:p>6,2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3.6" calcext:value-type="float">
            <text:p>-3,6</text:p>
          </table:table-cell>
          <table:table-cell office:value-type="float" office:value="6.4" calcext:value-type="float">
            <text:p>6,4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.4" calcext:value-type="float">
            <text:p>-3,4</text:p>
          </table:table-cell>
          <table:table-cell office:value-type="float" office:value="6.6" calcext:value-type="float">
            <text:p>6,6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.2" calcext:value-type="float">
            <text:p>-3,2</text:p>
          </table:table-cell>
          <table:table-cell office:value-type="float" office:value="6.8" calcext:value-type="float">
            <text:p>6,8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.8" calcext:value-type="float">
            <text:p>-2,8</text:p>
          </table:table-cell>
          <table:table-cell office:value-type="float" office:value="7.2" calcext:value-type="float">
            <text:p>7,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.6" calcext:value-type="float">
            <text:p>-2,6</text:p>
          </table:table-cell>
          <table:table-cell office:value-type="float" office:value="7.4" calcext:value-type="float">
            <text:p>7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.4" calcext:value-type="float">
            <text:p>-2,4</text:p>
          </table:table-cell>
          <table:table-cell office:value-type="float" office:value="7.6" calcext:value-type="float">
            <text:p>7,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.2" calcext:value-type="float">
            <text:p>-2,2</text:p>
          </table:table-cell>
          <table:table-cell office:value-type="float" office:value="7.8" calcext:value-type="float">
            <text:p>7,8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.8" calcext:value-type="float">
            <text:p>-1,8</text:p>
          </table:table-cell>
          <table:table-cell office:value-type="float" office:value="8.2" calcext:value-type="float">
            <text:p>8,2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.6" calcext:value-type="float">
            <text:p>-1,6</text:p>
          </table:table-cell>
          <table:table-cell office:value-type="float" office:value="8.4" calcext:value-type="float">
            <text:p>8,4</text:p>
          </table:table-cell>
          <table:table-cell office:value-type="float" office:value="18.4" calcext:value-type="float">
            <text:p>18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6-20T03:04:12.691000000</dc:date>
    <meta:editing-duration>PT12M31S</meta:editing-duration>
    <meta:editing-cycles>3</meta:editing-cycles>
    <meta:generator>LibreOffice/6.3.6.2$Windows_X86_64 LibreOffice_project/2196df99b074d8a661f4036fca8fa0cbfa33a497</meta:generator>
    <meta:document-statistic meta:table-count="1" meta:cell-count="320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2.238cm" svg:height="20.72cm" xlink:href=".." xlink:type="simple" chart:class="chart:line" chart:style-name="ch1">
        <chart:title svg:x="11.789cm" svg:y="0.55cm" chart:style-name="ch2">
          <text:p>Elo Rating Diagram based rating difference</text:p>
        </chart:title>
        <chart:subtitle svg:x="14.924cm" svg:y="1.743cm" chart:style-name="ch3">
          <text:p>K-factor = 20</text:p>
        </chart:subtitle>
        <chart:legend chart:legend-position="end" svg:x="30.18cm" svg:y="9.563cm" style:legend-expansion="high" chart:style-name="ch4"/>
        <chart:plot-area chart:style-name="ch5" table:cell-range-address="elo.A1:elo.D802" chart:data-source-has-labels="both" svg:x="1.655cm" svg:y="2.84cm" svg:width="27.881cm" svg:height="16.485cm">
          <chartooo:coordinate-region svg:x="2.382cm" svg:y="3.039cm" svg:width="27.154cm" svg:height="16.087cm"/>
          <chart:axis chart:dimension="x" chart:name="primary-x" chart:style-name="ch6" chartooo:axis-type="auto">
            <chartooo:date-scale/>
            <chart:title svg:x="14.281cm" svg:y="19.739cm" chart:style-name="ch7">
              <text:p>Rating Difference</text:p>
            </chart:title>
            <chart:categories table:cell-range-address="elo.A2:elo.A802"/>
          </chart:axis>
          <chart:axis chart:dimension="y" chart:name="primary-y" chart:style-name="ch6">
            <chart:title svg:x="0.451cm" svg:y="11.854cm" chart:style-name="ch8">
              <text:p>Elo points</text:p>
            </chart:title>
            <chart:grid chart:style-name="ch9" chart:class="major"/>
          </chart:axis>
          <chart:series chart:style-name="ch10" chart:values-cell-range-address="elo.B2:elo.B802" chart:label-cell-address="elo.B1:elo.B1" chart:class="chart:line">
            <chart:data-point chart:repeated="801"/>
          </chart:series>
          <chart:series chart:style-name="ch11" chart:values-cell-range-address="elo.C2:elo.C802" chart:label-cell-address="elo.C1:elo.C1" chart:class="chart:line">
            <chart:data-point chart:repeated="801"/>
          </chart:series>
          <chart:series chart:style-name="ch12" chart:values-cell-range-address="elo.D2:elo.D802" chart:label-cell-address="elo.D1:elo.D1" chart:class="chart:line">
            <chart:data-point chart:repeated="8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ss</text:p>
                <draw:g>
                  <svg:desc>elo.B1:elo.B1</svg:desc>
                </draw:g>
              </table:table-cell>
              <table:table-cell office:value-type="string">
                <text:p>draw</text:p>
                <draw:g>
                  <svg:desc>elo.C1:elo.C1</svg:desc>
                </draw:g>
              </table:table-cell>
              <table:table-cell office:value-type="string">
                <text:p>win</text:p>
                <draw:g>
                  <svg:desc>elo.D1:elo.D1</svg:desc>
                </draw:g>
              </table:table-cell>
            </table:table-row>
          </table:table-header-rows>
          <table:table-rows>
            <table:table-row>
              <table:table-cell office:value-type="float" office:value="-400">
                <text:p>-400</text:p>
                <draw:g>
                  <svg:desc>elo.A2:elo.A802</svg:desc>
                </draw:g>
              </table:table-cell>
              <table:table-cell office:value-type="float" office:value="-18.4">
                <text:p>-18.4</text:p>
                <draw:g>
                  <svg:desc>elo.B2:elo.B802</svg:desc>
                </draw:g>
              </table:table-cell>
              <table:table-cell office:value-type="float" office:value="-8.4">
                <text:p>-8.4</text:p>
                <draw:g>
                  <svg:desc>elo.C2:elo.C802</svg:desc>
                </draw:g>
              </table:table-cell>
              <table:table-cell office:value-type="float" office:value="1.6">
                <text:p>1.6</text:p>
                <draw:g>
                  <svg:desc>elo.D2:elo.D802</svg:desc>
                </draw:g>
              </table:table-cell>
            </table:table-row>
            <table:table-row>
              <table:table-cell office:value-type="float" office:value="-399">
                <text:p>-399</text:p>
              </table:table-cell>
              <table:table-cell office:value-type="float" office:value="-18.4">
                <text:p>-18.4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-398">
                <text:p>-398</text:p>
              </table:table-cell>
              <table:table-cell office:value-type="float" office:value="-18.4">
                <text:p>-18.4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-397">
                <text:p>-397</text:p>
              </table:table-cell>
              <table:table-cell office:value-type="float" office:value="-18.4">
                <text:p>-18.4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-396">
                <text:p>-396</text:p>
              </table:table-cell>
              <table:table-cell office:value-type="float" office:value="-18.4">
                <text:p>-18.4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-395">
                <text:p>-395</text:p>
              </table:table-cell>
              <table:table-cell office:value-type="float" office:value="-18.4">
                <text:p>-18.4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-394">
                <text:p>-394</text:p>
              </table:table-cell>
              <table:table-cell office:value-type="float" office:value="-18.4">
                <text:p>-18.4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-393">
                <text:p>-393</text:p>
              </table:table-cell>
              <table:table-cell office:value-type="float" office:value="-18.4">
                <text:p>-18.4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-392">
                <text:p>-392</text:p>
              </table:table-cell>
              <table:table-cell office:value-type="float" office:value="-18.4">
                <text:p>-18.4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float" office:value="-391">
                <text:p>-391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90">
                <text:p>-390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89">
                <text:p>-389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88">
                <text:p>-388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87">
                <text:p>-387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86">
                <text:p>-386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85">
                <text:p>-385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84">
                <text:p>-384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83">
                <text:p>-383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82">
                <text:p>-382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81">
                <text:p>-381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80">
                <text:p>-380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79">
                <text:p>-379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78">
                <text:p>-378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77">
                <text:p>-377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76">
                <text:p>-376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75">
                <text:p>-375</text:p>
              </table:table-cell>
              <table:table-cell office:value-type="float" office:value="-18.2">
                <text:p>-18.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-374">
                <text:p>-374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73">
                <text:p>-373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72">
                <text:p>-372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71">
                <text:p>-371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70">
                <text:p>-370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9">
                <text:p>-369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8">
                <text:p>-368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7">
                <text:p>-367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6">
                <text:p>-366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5">
                <text:p>-365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4">
                <text:p>-364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3">
                <text:p>-363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2">
                <text:p>-362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1">
                <text:p>-361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60">
                <text:p>-360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59">
                <text:p>-359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58">
                <text:p>-358</text:p>
              </table:table-cell>
              <table:table-cell office:value-type="float" office:value="-18">
                <text:p>-18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-357">
                <text:p>-357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56">
                <text:p>-356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55">
                <text:p>-355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54">
                <text:p>-354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53">
                <text:p>-353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52">
                <text:p>-352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51">
                <text:p>-351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50">
                <text:p>-350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49">
                <text:p>-349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48">
                <text:p>-348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47">
                <text:p>-347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46">
                <text:p>-346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45">
                <text:p>-345</text:p>
              </table:table-cell>
              <table:table-cell office:value-type="float" office:value="-17.8">
                <text:p>-17.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float" office:value="-344">
                <text:p>-344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43">
                <text:p>-343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42">
                <text:p>-342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41">
                <text:p>-341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40">
                <text:p>-340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39">
                <text:p>-339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38">
                <text:p>-338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37">
                <text:p>-337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36">
                <text:p>-336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35">
                <text:p>-335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34">
                <text:p>-334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33">
                <text:p>-333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32">
                <text:p>-332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31">
                <text:p>-331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30">
                <text:p>-330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29">
                <text:p>-329</text:p>
              </table:table-cell>
              <table:table-cell office:value-type="float" office:value="-17.6">
                <text:p>-17.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float" office:value="-328">
                <text:p>-328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27">
                <text:p>-327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26">
                <text:p>-326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25">
                <text:p>-325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24">
                <text:p>-324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23">
                <text:p>-323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22">
                <text:p>-322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21">
                <text:p>-321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20">
                <text:p>-320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19">
                <text:p>-319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18">
                <text:p>-318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17">
                <text:p>-317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16">
                <text:p>-316</text:p>
              </table:table-cell>
              <table:table-cell office:value-type="float" office:value="-17.4">
                <text:p>-17.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float" office:value="-315">
                <text:p>-315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14">
                <text:p>-314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13">
                <text:p>-313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12">
                <text:p>-312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11">
                <text:p>-311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10">
                <text:p>-310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09">
                <text:p>-309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08">
                <text:p>-308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07">
                <text:p>-307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06">
                <text:p>-306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05">
                <text:p>-305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04">
                <text:p>-304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03">
                <text:p>-303</text:p>
              </table:table-cell>
              <table:table-cell office:value-type="float" office:value="-17.2">
                <text:p>-17.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-302">
                <text:p>-302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301">
                <text:p>-301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300">
                <text:p>-300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99">
                <text:p>-299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98">
                <text:p>-298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97">
                <text:p>-297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96">
                <text:p>-296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95">
                <text:p>-295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94">
                <text:p>-294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93">
                <text:p>-293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92">
                <text:p>-292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91">
                <text:p>-291</text:p>
              </table:table-cell>
              <table:table-cell office:value-type="float" office:value="-17">
                <text:p>-1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-290">
                <text:p>-290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89">
                <text:p>-289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88">
                <text:p>-288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87">
                <text:p>-287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86">
                <text:p>-286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85">
                <text:p>-285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84">
                <text:p>-284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83">
                <text:p>-283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82">
                <text:p>-282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81">
                <text:p>-281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80">
                <text:p>-280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79">
                <text:p>-279</text:p>
              </table:table-cell>
              <table:table-cell office:value-type="float" office:value="-16.8">
                <text:p>-16.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float" office:value="-278">
                <text:p>-278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77">
                <text:p>-277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76">
                <text:p>-276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75">
                <text:p>-275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74">
                <text:p>-274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73">
                <text:p>-273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72">
                <text:p>-272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71">
                <text:p>-271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70">
                <text:p>-270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69">
                <text:p>-269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68">
                <text:p>-268</text:p>
              </table:table-cell>
              <table:table-cell office:value-type="float" office:value="-16.6">
                <text:p>-16.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float" office:value="-267">
                <text:p>-267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66">
                <text:p>-266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65">
                <text:p>-265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64">
                <text:p>-264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63">
                <text:p>-263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62">
                <text:p>-262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61">
                <text:p>-261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60">
                <text:p>-260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59">
                <text:p>-259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58">
                <text:p>-258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57">
                <text:p>-257</text:p>
              </table:table-cell>
              <table:table-cell office:value-type="float" office:value="-16.4">
                <text:p>-16.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-256">
                <text:p>-256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55">
                <text:p>-255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54">
                <text:p>-254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53">
                <text:p>-253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52">
                <text:p>-252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51">
                <text:p>-251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50">
                <text:p>-250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49">
                <text:p>-249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48">
                <text:p>-248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47">
                <text:p>-247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46">
                <text:p>-246</text:p>
              </table:table-cell>
              <table:table-cell office:value-type="float" office:value="-16.2">
                <text:p>-16.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float" office:value="-245">
                <text:p>-245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44">
                <text:p>-244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43">
                <text:p>-243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42">
                <text:p>-242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41">
                <text:p>-241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40">
                <text:p>-240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39">
                <text:p>-239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38">
                <text:p>-238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37">
                <text:p>-237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36">
                <text:p>-236</text:p>
              </table:table-cell>
              <table:table-cell office:value-type="float" office:value="-16">
                <text:p>-1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235">
                <text:p>-235</text:p>
              </table:table-cell>
              <table:table-cell office:value-type="float" office:value="-15.8">
                <text:p>-15.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-234">
                <text:p>-234</text:p>
              </table:table-cell>
              <table:table-cell office:value-type="float" office:value="-15.8">
                <text:p>-15.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-233">
                <text:p>-233</text:p>
              </table:table-cell>
              <table:table-cell office:value-type="float" office:value="-15.8">
                <text:p>-15.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-232">
                <text:p>-232</text:p>
              </table:table-cell>
              <table:table-cell office:value-type="float" office:value="-15.8">
                <text:p>-15.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-231">
                <text:p>-231</text:p>
              </table:table-cell>
              <table:table-cell office:value-type="float" office:value="-15.8">
                <text:p>-15.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-230">
                <text:p>-230</text:p>
              </table:table-cell>
              <table:table-cell office:value-type="float" office:value="-15.8">
                <text:p>-15.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-229">
                <text:p>-229</text:p>
              </table:table-cell>
              <table:table-cell office:value-type="float" office:value="-15.8">
                <text:p>-15.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-228">
                <text:p>-228</text:p>
              </table:table-cell>
              <table:table-cell office:value-type="float" office:value="-15.8">
                <text:p>-15.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-227">
                <text:p>-227</text:p>
              </table:table-cell>
              <table:table-cell office:value-type="float" office:value="-15.8">
                <text:p>-15.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-226">
                <text:p>-226</text:p>
              </table:table-cell>
              <table:table-cell office:value-type="float" office:value="-15.8">
                <text:p>-15.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float" office:value="-225">
                <text:p>-225</text:p>
              </table:table-cell>
              <table:table-cell office:value-type="float" office:value="-15.6">
                <text:p>-15.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224">
                <text:p>-224</text:p>
              </table:table-cell>
              <table:table-cell office:value-type="float" office:value="-15.6">
                <text:p>-15.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223">
                <text:p>-223</text:p>
              </table:table-cell>
              <table:table-cell office:value-type="float" office:value="-15.6">
                <text:p>-15.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222">
                <text:p>-222</text:p>
              </table:table-cell>
              <table:table-cell office:value-type="float" office:value="-15.6">
                <text:p>-15.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221">
                <text:p>-221</text:p>
              </table:table-cell>
              <table:table-cell office:value-type="float" office:value="-15.6">
                <text:p>-15.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220">
                <text:p>-220</text:p>
              </table:table-cell>
              <table:table-cell office:value-type="float" office:value="-15.6">
                <text:p>-15.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219">
                <text:p>-219</text:p>
              </table:table-cell>
              <table:table-cell office:value-type="float" office:value="-15.6">
                <text:p>-15.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218">
                <text:p>-218</text:p>
              </table:table-cell>
              <table:table-cell office:value-type="float" office:value="-15.6">
                <text:p>-15.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217">
                <text:p>-217</text:p>
              </table:table-cell>
              <table:table-cell office:value-type="float" office:value="-15.6">
                <text:p>-15.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216">
                <text:p>-216</text:p>
              </table:table-cell>
              <table:table-cell office:value-type="float" office:value="-15.6">
                <text:p>-15.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float" office:value="-215">
                <text:p>-215</text:p>
              </table:table-cell>
              <table:table-cell office:value-type="float" office:value="-15.4">
                <text:p>-15.4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-214">
                <text:p>-214</text:p>
              </table:table-cell>
              <table:table-cell office:value-type="float" office:value="-15.4">
                <text:p>-15.4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-213">
                <text:p>-213</text:p>
              </table:table-cell>
              <table:table-cell office:value-type="float" office:value="-15.4">
                <text:p>-15.4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-212">
                <text:p>-212</text:p>
              </table:table-cell>
              <table:table-cell office:value-type="float" office:value="-15.4">
                <text:p>-15.4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-211">
                <text:p>-211</text:p>
              </table:table-cell>
              <table:table-cell office:value-type="float" office:value="-15.4">
                <text:p>-15.4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-210">
                <text:p>-210</text:p>
              </table:table-cell>
              <table:table-cell office:value-type="float" office:value="-15.4">
                <text:p>-15.4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-209">
                <text:p>-209</text:p>
              </table:table-cell>
              <table:table-cell office:value-type="float" office:value="-15.4">
                <text:p>-15.4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-208">
                <text:p>-208</text:p>
              </table:table-cell>
              <table:table-cell office:value-type="float" office:value="-15.4">
                <text:p>-15.4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-207">
                <text:p>-207</text:p>
              </table:table-cell>
              <table:table-cell office:value-type="float" office:value="-15.4">
                <text:p>-15.4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float" office:value="-206">
                <text:p>-206</text:p>
              </table:table-cell>
              <table:table-cell office:value-type="float" office:value="-15.2">
                <text:p>-15.2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-205">
                <text:p>-205</text:p>
              </table:table-cell>
              <table:table-cell office:value-type="float" office:value="-15.2">
                <text:p>-15.2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-204">
                <text:p>-204</text:p>
              </table:table-cell>
              <table:table-cell office:value-type="float" office:value="-15.2">
                <text:p>-15.2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-203">
                <text:p>-203</text:p>
              </table:table-cell>
              <table:table-cell office:value-type="float" office:value="-15.2">
                <text:p>-15.2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-202">
                <text:p>-202</text:p>
              </table:table-cell>
              <table:table-cell office:value-type="float" office:value="-15.2">
                <text:p>-15.2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-201">
                <text:p>-201</text:p>
              </table:table-cell>
              <table:table-cell office:value-type="float" office:value="-15.2">
                <text:p>-15.2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-200">
                <text:p>-200</text:p>
              </table:table-cell>
              <table:table-cell office:value-type="float" office:value="-15.2">
                <text:p>-15.2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-199">
                <text:p>-199</text:p>
              </table:table-cell>
              <table:table-cell office:value-type="float" office:value="-15.2">
                <text:p>-15.2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-198">
                <text:p>-198</text:p>
              </table:table-cell>
              <table:table-cell office:value-type="float" office:value="-15.2">
                <text:p>-15.2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-197">
                <text:p>-197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96">
                <text:p>-196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95">
                <text:p>-195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94">
                <text:p>-194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93">
                <text:p>-193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92">
                <text:p>-192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91">
                <text:p>-191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90">
                <text:p>-190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89">
                <text:p>-189</text:p>
              </table:table-cell>
              <table:table-cell office:value-type="float" office:value="-15">
                <text:p>-1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188">
                <text:p>-188</text:p>
              </table:table-cell>
              <table:table-cell office:value-type="float" office:value="-14.8">
                <text:p>-14.8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187">
                <text:p>-187</text:p>
              </table:table-cell>
              <table:table-cell office:value-type="float" office:value="-14.8">
                <text:p>-14.8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186">
                <text:p>-186</text:p>
              </table:table-cell>
              <table:table-cell office:value-type="float" office:value="-14.8">
                <text:p>-14.8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185">
                <text:p>-185</text:p>
              </table:table-cell>
              <table:table-cell office:value-type="float" office:value="-14.8">
                <text:p>-14.8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184">
                <text:p>-184</text:p>
              </table:table-cell>
              <table:table-cell office:value-type="float" office:value="-14.8">
                <text:p>-14.8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183">
                <text:p>-183</text:p>
              </table:table-cell>
              <table:table-cell office:value-type="float" office:value="-14.8">
                <text:p>-14.8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182">
                <text:p>-182</text:p>
              </table:table-cell>
              <table:table-cell office:value-type="float" office:value="-14.8">
                <text:p>-14.8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181">
                <text:p>-181</text:p>
              </table:table-cell>
              <table:table-cell office:value-type="float" office:value="-14.8">
                <text:p>-14.8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180">
                <text:p>-180</text:p>
              </table:table-cell>
              <table:table-cell office:value-type="float" office:value="-14.8">
                <text:p>-14.8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float" office:value="-179">
                <text:p>-179</text:p>
              </table:table-cell>
              <table:table-cell office:value-type="float" office:value="-14.6">
                <text:p>-14.6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-178">
                <text:p>-178</text:p>
              </table:table-cell>
              <table:table-cell office:value-type="float" office:value="-14.6">
                <text:p>-14.6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-177">
                <text:p>-177</text:p>
              </table:table-cell>
              <table:table-cell office:value-type="float" office:value="-14.6">
                <text:p>-14.6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-176">
                <text:p>-176</text:p>
              </table:table-cell>
              <table:table-cell office:value-type="float" office:value="-14.6">
                <text:p>-14.6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-175">
                <text:p>-175</text:p>
              </table:table-cell>
              <table:table-cell office:value-type="float" office:value="-14.6">
                <text:p>-14.6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-174">
                <text:p>-174</text:p>
              </table:table-cell>
              <table:table-cell office:value-type="float" office:value="-14.6">
                <text:p>-14.6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-173">
                <text:p>-173</text:p>
              </table:table-cell>
              <table:table-cell office:value-type="float" office:value="-14.6">
                <text:p>-14.6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-172">
                <text:p>-172</text:p>
              </table:table-cell>
              <table:table-cell office:value-type="float" office:value="-14.6">
                <text:p>-14.6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-171">
                <text:p>-171</text:p>
              </table:table-cell>
              <table:table-cell office:value-type="float" office:value="-14.6">
                <text:p>-14.6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-170">
                <text:p>-170</text:p>
              </table:table-cell>
              <table:table-cell office:value-type="float" office:value="-14.4">
                <text:p>-14.4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-169">
                <text:p>-169</text:p>
              </table:table-cell>
              <table:table-cell office:value-type="float" office:value="-14.4">
                <text:p>-14.4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-168">
                <text:p>-168</text:p>
              </table:table-cell>
              <table:table-cell office:value-type="float" office:value="-14.4">
                <text:p>-14.4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-167">
                <text:p>-167</text:p>
              </table:table-cell>
              <table:table-cell office:value-type="float" office:value="-14.4">
                <text:p>-14.4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-166">
                <text:p>-166</text:p>
              </table:table-cell>
              <table:table-cell office:value-type="float" office:value="-14.4">
                <text:p>-14.4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-165">
                <text:p>-165</text:p>
              </table:table-cell>
              <table:table-cell office:value-type="float" office:value="-14.4">
                <text:p>-14.4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-164">
                <text:p>-164</text:p>
              </table:table-cell>
              <table:table-cell office:value-type="float" office:value="-14.4">
                <text:p>-14.4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-163">
                <text:p>-163</text:p>
              </table:table-cell>
              <table:table-cell office:value-type="float" office:value="-14.4">
                <text:p>-14.4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float" office:value="-162">
                <text:p>-162</text:p>
              </table:table-cell>
              <table:table-cell office:value-type="float" office:value="-14.2">
                <text:p>-14.2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-161">
                <text:p>-161</text:p>
              </table:table-cell>
              <table:table-cell office:value-type="float" office:value="-14.2">
                <text:p>-14.2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-160">
                <text:p>-160</text:p>
              </table:table-cell>
              <table:table-cell office:value-type="float" office:value="-14.2">
                <text:p>-14.2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-159">
                <text:p>-159</text:p>
              </table:table-cell>
              <table:table-cell office:value-type="float" office:value="-14.2">
                <text:p>-14.2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-158">
                <text:p>-158</text:p>
              </table:table-cell>
              <table:table-cell office:value-type="float" office:value="-14.2">
                <text:p>-14.2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-157">
                <text:p>-157</text:p>
              </table:table-cell>
              <table:table-cell office:value-type="float" office:value="-14.2">
                <text:p>-14.2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-156">
                <text:p>-156</text:p>
              </table:table-cell>
              <table:table-cell office:value-type="float" office:value="-14.2">
                <text:p>-14.2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-155">
                <text:p>-155</text:p>
              </table:table-cell>
              <table:table-cell office:value-type="float" office:value="-14.2">
                <text:p>-14.2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-154">
                <text:p>-154</text:p>
              </table:table-cell>
              <table:table-cell office:value-type="float" office:value="-14.2">
                <text:p>-14.2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float" office:value="-153">
                <text:p>-153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52">
                <text:p>-152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51">
                <text:p>-151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50">
                <text:p>-150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49">
                <text:p>-149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48">
                <text:p>-148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47">
                <text:p>-147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46">
                <text:p>-146</text:p>
              </table:table-cell>
              <table:table-cell office:value-type="float" office:value="-14">
                <text:p>-14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-145">
                <text:p>-145</text:p>
              </table:table-cell>
              <table:table-cell office:value-type="float" office:value="-13.8">
                <text:p>-13.8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-144">
                <text:p>-144</text:p>
              </table:table-cell>
              <table:table-cell office:value-type="float" office:value="-13.8">
                <text:p>-13.8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-143">
                <text:p>-143</text:p>
              </table:table-cell>
              <table:table-cell office:value-type="float" office:value="-13.8">
                <text:p>-13.8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-142">
                <text:p>-142</text:p>
              </table:table-cell>
              <table:table-cell office:value-type="float" office:value="-13.8">
                <text:p>-13.8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-141">
                <text:p>-141</text:p>
              </table:table-cell>
              <table:table-cell office:value-type="float" office:value="-13.8">
                <text:p>-13.8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-140">
                <text:p>-140</text:p>
              </table:table-cell>
              <table:table-cell office:value-type="float" office:value="-13.8">
                <text:p>-13.8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-139">
                <text:p>-139</text:p>
              </table:table-cell>
              <table:table-cell office:value-type="float" office:value="-13.8">
                <text:p>-13.8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-138">
                <text:p>-138</text:p>
              </table:table-cell>
              <table:table-cell office:value-type="float" office:value="-13.8">
                <text:p>-13.8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float" office:value="-137">
                <text:p>-137</text:p>
              </table:table-cell>
              <table:table-cell office:value-type="float" office:value="-13.6">
                <text:p>-13.6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-136">
                <text:p>-136</text:p>
              </table:table-cell>
              <table:table-cell office:value-type="float" office:value="-13.6">
                <text:p>-13.6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-135">
                <text:p>-135</text:p>
              </table:table-cell>
              <table:table-cell office:value-type="float" office:value="-13.6">
                <text:p>-13.6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-134">
                <text:p>-134</text:p>
              </table:table-cell>
              <table:table-cell office:value-type="float" office:value="-13.6">
                <text:p>-13.6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-133">
                <text:p>-133</text:p>
              </table:table-cell>
              <table:table-cell office:value-type="float" office:value="-13.6">
                <text:p>-13.6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-132">
                <text:p>-132</text:p>
              </table:table-cell>
              <table:table-cell office:value-type="float" office:value="-13.6">
                <text:p>-13.6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-131">
                <text:p>-131</text:p>
              </table:table-cell>
              <table:table-cell office:value-type="float" office:value="-13.6">
                <text:p>-13.6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-130">
                <text:p>-130</text:p>
              </table:table-cell>
              <table:table-cell office:value-type="float" office:value="-13.6">
                <text:p>-13.6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float" office:value="-129">
                <text:p>-129</text:p>
              </table:table-cell>
              <table:table-cell office:value-type="float" office:value="-13.4">
                <text:p>-13.4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-128">
                <text:p>-128</text:p>
              </table:table-cell>
              <table:table-cell office:value-type="float" office:value="-13.4">
                <text:p>-13.4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-127">
                <text:p>-127</text:p>
              </table:table-cell>
              <table:table-cell office:value-type="float" office:value="-13.4">
                <text:p>-13.4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-126">
                <text:p>-126</text:p>
              </table:table-cell>
              <table:table-cell office:value-type="float" office:value="-13.4">
                <text:p>-13.4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-125">
                <text:p>-125</text:p>
              </table:table-cell>
              <table:table-cell office:value-type="float" office:value="-13.4">
                <text:p>-13.4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-124">
                <text:p>-124</text:p>
              </table:table-cell>
              <table:table-cell office:value-type="float" office:value="-13.4">
                <text:p>-13.4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-123">
                <text:p>-123</text:p>
              </table:table-cell>
              <table:table-cell office:value-type="float" office:value="-13.4">
                <text:p>-13.4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-122">
                <text:p>-122</text:p>
              </table:table-cell>
              <table:table-cell office:value-type="float" office:value="-13.4">
                <text:p>-13.4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-121">
                <text:p>-121</text:p>
              </table:table-cell>
              <table:table-cell office:value-type="float" office:value="-13.2">
                <text:p>-13.2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120">
                <text:p>-120</text:p>
              </table:table-cell>
              <table:table-cell office:value-type="float" office:value="-13.2">
                <text:p>-13.2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119">
                <text:p>-119</text:p>
              </table:table-cell>
              <table:table-cell office:value-type="float" office:value="-13.2">
                <text:p>-13.2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118">
                <text:p>-118</text:p>
              </table:table-cell>
              <table:table-cell office:value-type="float" office:value="-13.2">
                <text:p>-13.2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117">
                <text:p>-117</text:p>
              </table:table-cell>
              <table:table-cell office:value-type="float" office:value="-13.2">
                <text:p>-13.2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116">
                <text:p>-116</text:p>
              </table:table-cell>
              <table:table-cell office:value-type="float" office:value="-13.2">
                <text:p>-13.2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115">
                <text:p>-115</text:p>
              </table:table-cell>
              <table:table-cell office:value-type="float" office:value="-13.2">
                <text:p>-13.2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114">
                <text:p>-114</text:p>
              </table:table-cell>
              <table:table-cell office:value-type="float" office:value="-13.2">
                <text:p>-13.2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float" office:value="-113">
                <text:p>-113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112">
                <text:p>-112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111">
                <text:p>-111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110">
                <text:p>-110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109">
                <text:p>-109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108">
                <text:p>-108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107">
                <text:p>-107</text:p>
              </table:table-cell>
              <table:table-cell office:value-type="float" office:value="-13">
                <text:p>-1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-106">
                <text:p>-106</text:p>
              </table:table-cell>
              <table:table-cell office:value-type="float" office:value="-12.8">
                <text:p>-12.8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105">
                <text:p>-105</text:p>
              </table:table-cell>
              <table:table-cell office:value-type="float" office:value="-12.8">
                <text:p>-12.8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104">
                <text:p>-104</text:p>
              </table:table-cell>
              <table:table-cell office:value-type="float" office:value="-12.8">
                <text:p>-12.8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103">
                <text:p>-103</text:p>
              </table:table-cell>
              <table:table-cell office:value-type="float" office:value="-12.8">
                <text:p>-12.8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102">
                <text:p>-102</text:p>
              </table:table-cell>
              <table:table-cell office:value-type="float" office:value="-12.8">
                <text:p>-12.8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101">
                <text:p>-101</text:p>
              </table:table-cell>
              <table:table-cell office:value-type="float" office:value="-12.8">
                <text:p>-12.8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100">
                <text:p>-100</text:p>
              </table:table-cell>
              <table:table-cell office:value-type="float" office:value="-12.8">
                <text:p>-12.8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99">
                <text:p>-99</text:p>
              </table:table-cell>
              <table:table-cell office:value-type="float" office:value="-12.8">
                <text:p>-12.8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-98">
                <text:p>-98</text:p>
              </table:table-cell>
              <table:table-cell office:value-type="float" office:value="-12.6">
                <text:p>-12.6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-97">
                <text:p>-97</text:p>
              </table:table-cell>
              <table:table-cell office:value-type="float" office:value="-12.6">
                <text:p>-12.6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-96">
                <text:p>-96</text:p>
              </table:table-cell>
              <table:table-cell office:value-type="float" office:value="-12.6">
                <text:p>-12.6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-95">
                <text:p>-95</text:p>
              </table:table-cell>
              <table:table-cell office:value-type="float" office:value="-12.6">
                <text:p>-12.6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-94">
                <text:p>-94</text:p>
              </table:table-cell>
              <table:table-cell office:value-type="float" office:value="-12.6">
                <text:p>-12.6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-93">
                <text:p>-93</text:p>
              </table:table-cell>
              <table:table-cell office:value-type="float" office:value="-12.6">
                <text:p>-12.6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-92">
                <text:p>-92</text:p>
              </table:table-cell>
              <table:table-cell office:value-type="float" office:value="-12.6">
                <text:p>-12.6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-91">
                <text:p>-91</text:p>
              </table:table-cell>
              <table:table-cell office:value-type="float" office:value="-12.4">
                <text:p>-12.4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-90">
                <text:p>-90</text:p>
              </table:table-cell>
              <table:table-cell office:value-type="float" office:value="-12.4">
                <text:p>-12.4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-89">
                <text:p>-89</text:p>
              </table:table-cell>
              <table:table-cell office:value-type="float" office:value="-12.4">
                <text:p>-12.4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-88">
                <text:p>-88</text:p>
              </table:table-cell>
              <table:table-cell office:value-type="float" office:value="-12.4">
                <text:p>-12.4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-87">
                <text:p>-87</text:p>
              </table:table-cell>
              <table:table-cell office:value-type="float" office:value="-12.4">
                <text:p>-12.4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-86">
                <text:p>-86</text:p>
              </table:table-cell>
              <table:table-cell office:value-type="float" office:value="-12.4">
                <text:p>-12.4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-85">
                <text:p>-85</text:p>
              </table:table-cell>
              <table:table-cell office:value-type="float" office:value="-12.4">
                <text:p>-12.4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-84">
                <text:p>-84</text:p>
              </table:table-cell>
              <table:table-cell office:value-type="float" office:value="-12.4">
                <text:p>-12.4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float" office:value="-83">
                <text:p>-83</text:p>
              </table:table-cell>
              <table:table-cell office:value-type="float" office:value="-12.2">
                <text:p>-12.2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-82">
                <text:p>-82</text:p>
              </table:table-cell>
              <table:table-cell office:value-type="float" office:value="-12.2">
                <text:p>-12.2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-81">
                <text:p>-81</text:p>
              </table:table-cell>
              <table:table-cell office:value-type="float" office:value="-12.2">
                <text:p>-12.2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-12.2">
                <text:p>-12.2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-79">
                <text:p>-79</text:p>
              </table:table-cell>
              <table:table-cell office:value-type="float" office:value="-12.2">
                <text:p>-12.2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-78">
                <text:p>-78</text:p>
              </table:table-cell>
              <table:table-cell office:value-type="float" office:value="-12.2">
                <text:p>-12.2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-77">
                <text:p>-77</text:p>
              </table:table-cell>
              <table:table-cell office:value-type="float" office:value="-12.2">
                <text:p>-12.2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-76">
                <text:p>-76</text:p>
              </table:table-cell>
              <table:table-cell office:value-type="float" office:value="-12">
                <text:p>-1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75">
                <text:p>-75</text:p>
              </table:table-cell>
              <table:table-cell office:value-type="float" office:value="-12">
                <text:p>-1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74">
                <text:p>-74</text:p>
              </table:table-cell>
              <table:table-cell office:value-type="float" office:value="-12">
                <text:p>-1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73">
                <text:p>-73</text:p>
              </table:table-cell>
              <table:table-cell office:value-type="float" office:value="-12">
                <text:p>-1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72">
                <text:p>-72</text:p>
              </table:table-cell>
              <table:table-cell office:value-type="float" office:value="-12">
                <text:p>-1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71">
                <text:p>-71</text:p>
              </table:table-cell>
              <table:table-cell office:value-type="float" office:value="-12">
                <text:p>-1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-12">
                <text:p>-1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69">
                <text:p>-69</text:p>
              </table:table-cell>
              <table:table-cell office:value-type="float" office:value="-12">
                <text:p>-1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68">
                <text:p>-68</text:p>
              </table:table-cell>
              <table:table-cell office:value-type="float" office:value="-11.8">
                <text:p>-11.8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-67">
                <text:p>-67</text:p>
              </table:table-cell>
              <table:table-cell office:value-type="float" office:value="-11.8">
                <text:p>-11.8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-66">
                <text:p>-66</text:p>
              </table:table-cell>
              <table:table-cell office:value-type="float" office:value="-11.8">
                <text:p>-11.8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-65">
                <text:p>-65</text:p>
              </table:table-cell>
              <table:table-cell office:value-type="float" office:value="-11.8">
                <text:p>-11.8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-64">
                <text:p>-64</text:p>
              </table:table-cell>
              <table:table-cell office:value-type="float" office:value="-11.8">
                <text:p>-11.8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-63">
                <text:p>-63</text:p>
              </table:table-cell>
              <table:table-cell office:value-type="float" office:value="-11.8">
                <text:p>-11.8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-62">
                <text:p>-62</text:p>
              </table:table-cell>
              <table:table-cell office:value-type="float" office:value="-11.8">
                <text:p>-11.8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float" office:value="-61">
                <text:p>-61</text:p>
              </table:table-cell>
              <table:table-cell office:value-type="float" office:value="-11.6">
                <text:p>-11.6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-11.6">
                <text:p>-11.6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-59">
                <text:p>-59</text:p>
              </table:table-cell>
              <table:table-cell office:value-type="float" office:value="-11.6">
                <text:p>-11.6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-58">
                <text:p>-58</text:p>
              </table:table-cell>
              <table:table-cell office:value-type="float" office:value="-11.6">
                <text:p>-11.6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-57">
                <text:p>-57</text:p>
              </table:table-cell>
              <table:table-cell office:value-type="float" office:value="-11.6">
                <text:p>-11.6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-56">
                <text:p>-56</text:p>
              </table:table-cell>
              <table:table-cell office:value-type="float" office:value="-11.6">
                <text:p>-11.6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-55">
                <text:p>-55</text:p>
              </table:table-cell>
              <table:table-cell office:value-type="float" office:value="-11.6">
                <text:p>-11.6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-54">
                <text:p>-54</text:p>
              </table:table-cell>
              <table:table-cell office:value-type="float" office:value="-11.6">
                <text:p>-11.6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float" office:value="-53">
                <text:p>-53</text:p>
              </table:table-cell>
              <table:table-cell office:value-type="float" office:value="-11.4">
                <text:p>-11.4</text:p>
              </table:table-cell>
              <table:table-cell office:value-type="float" office:value="-1.4">
                <text:p>-1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-52">
                <text:p>-52</text:p>
              </table:table-cell>
              <table:table-cell office:value-type="float" office:value="-11.4">
                <text:p>-11.4</text:p>
              </table:table-cell>
              <table:table-cell office:value-type="float" office:value="-1.4">
                <text:p>-1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-51">
                <text:p>-51</text:p>
              </table:table-cell>
              <table:table-cell office:value-type="float" office:value="-11.4">
                <text:p>-11.4</text:p>
              </table:table-cell>
              <table:table-cell office:value-type="float" office:value="-1.4">
                <text:p>-1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-11.4">
                <text:p>-11.4</text:p>
              </table:table-cell>
              <table:table-cell office:value-type="float" office:value="-1.4">
                <text:p>-1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-49">
                <text:p>-49</text:p>
              </table:table-cell>
              <table:table-cell office:value-type="float" office:value="-11.4">
                <text:p>-11.4</text:p>
              </table:table-cell>
              <table:table-cell office:value-type="float" office:value="-1.4">
                <text:p>-1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-48">
                <text:p>-48</text:p>
              </table:table-cell>
              <table:table-cell office:value-type="float" office:value="-11.4">
                <text:p>-11.4</text:p>
              </table:table-cell>
              <table:table-cell office:value-type="float" office:value="-1.4">
                <text:p>-1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-47">
                <text:p>-47</text:p>
              </table:table-cell>
              <table:table-cell office:value-type="float" office:value="-11.4">
                <text:p>-11.4</text:p>
              </table:table-cell>
              <table:table-cell office:value-type="float" office:value="-1.4">
                <text:p>-1.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-46">
                <text:p>-46</text:p>
              </table:table-cell>
              <table:table-cell office:value-type="float" office:value="-11.2">
                <text:p>-11.2</text:p>
              </table:table-cell>
              <table:table-cell office:value-type="float" office:value="-1.2">
                <text:p>-1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-45">
                <text:p>-45</text:p>
              </table:table-cell>
              <table:table-cell office:value-type="float" office:value="-11.2">
                <text:p>-11.2</text:p>
              </table:table-cell>
              <table:table-cell office:value-type="float" office:value="-1.2">
                <text:p>-1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-44">
                <text:p>-44</text:p>
              </table:table-cell>
              <table:table-cell office:value-type="float" office:value="-11.2">
                <text:p>-11.2</text:p>
              </table:table-cell>
              <table:table-cell office:value-type="float" office:value="-1.2">
                <text:p>-1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-43">
                <text:p>-43</text:p>
              </table:table-cell>
              <table:table-cell office:value-type="float" office:value="-11.2">
                <text:p>-11.2</text:p>
              </table:table-cell>
              <table:table-cell office:value-type="float" office:value="-1.2">
                <text:p>-1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-42">
                <text:p>-42</text:p>
              </table:table-cell>
              <table:table-cell office:value-type="float" office:value="-11.2">
                <text:p>-11.2</text:p>
              </table:table-cell>
              <table:table-cell office:value-type="float" office:value="-1.2">
                <text:p>-1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-41">
                <text:p>-41</text:p>
              </table:table-cell>
              <table:table-cell office:value-type="float" office:value="-11.2">
                <text:p>-11.2</text:p>
              </table:table-cell>
              <table:table-cell office:value-type="float" office:value="-1.2">
                <text:p>-1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-11.2">
                <text:p>-11.2</text:p>
              </table:table-cell>
              <table:table-cell office:value-type="float" office:value="-1.2">
                <text:p>-1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38">
                <text:p>-38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37">
                <text:p>-37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36">
                <text:p>-36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35">
                <text:p>-35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33">
                <text:p>-33</text:p>
              </table:table-cell>
              <table:table-cell office:value-type="float" office:value="-11">
                <text:p>-11</text:p>
              </table:table-cell>
              <table:table-cell office:value-type="float" office:value="-1">
                <text:p>-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-32">
                <text:p>-32</text:p>
              </table:table-cell>
              <table:table-cell office:value-type="float" office:value="-10.8">
                <text:p>-10.8</text:p>
              </table:table-cell>
              <table:table-cell office:value-type="float" office:value="-0.8">
                <text:p>-0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-31">
                <text:p>-31</text:p>
              </table:table-cell>
              <table:table-cell office:value-type="float" office:value="-10.8">
                <text:p>-10.8</text:p>
              </table:table-cell>
              <table:table-cell office:value-type="float" office:value="-0.8">
                <text:p>-0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-30">
                <text:p>-30</text:p>
              </table:table-cell>
              <table:table-cell office:value-type="float" office:value="-10.8">
                <text:p>-10.8</text:p>
              </table:table-cell>
              <table:table-cell office:value-type="float" office:value="-0.8">
                <text:p>-0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-29">
                <text:p>-29</text:p>
              </table:table-cell>
              <table:table-cell office:value-type="float" office:value="-10.8">
                <text:p>-10.8</text:p>
              </table:table-cell>
              <table:table-cell office:value-type="float" office:value="-0.8">
                <text:p>-0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-28">
                <text:p>-28</text:p>
              </table:table-cell>
              <table:table-cell office:value-type="float" office:value="-10.8">
                <text:p>-10.8</text:p>
              </table:table-cell>
              <table:table-cell office:value-type="float" office:value="-0.8">
                <text:p>-0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-27">
                <text:p>-27</text:p>
              </table:table-cell>
              <table:table-cell office:value-type="float" office:value="-10.8">
                <text:p>-10.8</text:p>
              </table:table-cell>
              <table:table-cell office:value-type="float" office:value="-0.8">
                <text:p>-0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-26">
                <text:p>-26</text:p>
              </table:table-cell>
              <table:table-cell office:value-type="float" office:value="-10.8">
                <text:p>-10.8</text:p>
              </table:table-cell>
              <table:table-cell office:value-type="float" office:value="-0.8">
                <text:p>-0.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float" office:value="-25">
                <text:p>-25</text:p>
              </table:table-cell>
              <table:table-cell office:value-type="float" office:value="-10.6">
                <text:p>-10.6</text:p>
              </table:table-cell>
              <table:table-cell office:value-type="float" office:value="-0.6">
                <text:p>-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-24">
                <text:p>-24</text:p>
              </table:table-cell>
              <table:table-cell office:value-type="float" office:value="-10.6">
                <text:p>-10.6</text:p>
              </table:table-cell>
              <table:table-cell office:value-type="float" office:value="-0.6">
                <text:p>-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-23">
                <text:p>-23</text:p>
              </table:table-cell>
              <table:table-cell office:value-type="float" office:value="-10.6">
                <text:p>-10.6</text:p>
              </table:table-cell>
              <table:table-cell office:value-type="float" office:value="-0.6">
                <text:p>-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-22">
                <text:p>-22</text:p>
              </table:table-cell>
              <table:table-cell office:value-type="float" office:value="-10.6">
                <text:p>-10.6</text:p>
              </table:table-cell>
              <table:table-cell office:value-type="float" office:value="-0.6">
                <text:p>-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-21">
                <text:p>-21</text:p>
              </table:table-cell>
              <table:table-cell office:value-type="float" office:value="-10.6">
                <text:p>-10.6</text:p>
              </table:table-cell>
              <table:table-cell office:value-type="float" office:value="-0.6">
                <text:p>-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-20">
                <text:p>-20</text:p>
              </table:table-cell>
              <table:table-cell office:value-type="float" office:value="-10.6">
                <text:p>-10.6</text:p>
              </table:table-cell>
              <table:table-cell office:value-type="float" office:value="-0.6">
                <text:p>-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-19">
                <text:p>-19</text:p>
              </table:table-cell>
              <table:table-cell office:value-type="float" office:value="-10.6">
                <text:p>-10.6</text:p>
              </table:table-cell>
              <table:table-cell office:value-type="float" office:value="-0.6">
                <text:p>-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-18">
                <text:p>-18</text:p>
              </table:table-cell>
              <table:table-cell office:value-type="float" office:value="-10.6">
                <text:p>-10.6</text:p>
              </table:table-cell>
              <table:table-cell office:value-type="float" office:value="-0.6">
                <text:p>-0.6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float" office:value="-17">
                <text:p>-17</text:p>
              </table:table-cell>
              <table:table-cell office:value-type="float" office:value="-10.4">
                <text:p>-10.4</text:p>
              </table:table-cell>
              <table:table-cell office:value-type="float" office:value="-0.4">
                <text:p>-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-16">
                <text:p>-16</text:p>
              </table:table-cell>
              <table:table-cell office:value-type="float" office:value="-10.4">
                <text:p>-10.4</text:p>
              </table:table-cell>
              <table:table-cell office:value-type="float" office:value="-0.4">
                <text:p>-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-15">
                <text:p>-15</text:p>
              </table:table-cell>
              <table:table-cell office:value-type="float" office:value="-10.4">
                <text:p>-10.4</text:p>
              </table:table-cell>
              <table:table-cell office:value-type="float" office:value="-0.4">
                <text:p>-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-14">
                <text:p>-14</text:p>
              </table:table-cell>
              <table:table-cell office:value-type="float" office:value="-10.4">
                <text:p>-10.4</text:p>
              </table:table-cell>
              <table:table-cell office:value-type="float" office:value="-0.4">
                <text:p>-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-10.4">
                <text:p>-10.4</text:p>
              </table:table-cell>
              <table:table-cell office:value-type="float" office:value="-0.4">
                <text:p>-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-10.4">
                <text:p>-10.4</text:p>
              </table:table-cell>
              <table:table-cell office:value-type="float" office:value="-0.4">
                <text:p>-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-10.4">
                <text:p>-10.4</text:p>
              </table:table-cell>
              <table:table-cell office:value-type="float" office:value="-0.4">
                <text:p>-0.4</text:p>
              </table:table-cell>
              <table:table-cell office:value-type="float" office:value="9.6">
                <text:p>9.6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-10.2">
                <text:p>-10.2</text:p>
              </table:table-cell>
              <table:table-cell office:value-type="float" office:value="-0.2">
                <text:p>-0.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-10.2">
                <text:p>-10.2</text:p>
              </table:table-cell>
              <table:table-cell office:value-type="float" office:value="-0.2">
                <text:p>-0.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-10.2">
                <text:p>-10.2</text:p>
              </table:table-cell>
              <table:table-cell office:value-type="float" office:value="-0.2">
                <text:p>-0.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-10.2">
                <text:p>-10.2</text:p>
              </table:table-cell>
              <table:table-cell office:value-type="float" office:value="-0.2">
                <text:p>-0.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-10.2">
                <text:p>-10.2</text:p>
              </table:table-cell>
              <table:table-cell office:value-type="float" office:value="-0.2">
                <text:p>-0.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-10.2">
                <text:p>-10.2</text:p>
              </table:table-cell>
              <table:table-cell office:value-type="float" office:value="-0.2">
                <text:p>-0.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-10.2">
                <text:p>-10.2</text:p>
              </table:table-cell>
              <table:table-cell office:value-type="float" office:value="-0.2">
                <text:p>-0.2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9.8">
                <text:p>-9.8</text:p>
              </table:table-cell>
              <table:table-cell office:value-type="float" office:value="0.2">
                <text:p>0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9.8">
                <text:p>-9.8</text:p>
              </table:table-cell>
              <table:table-cell office:value-type="float" office:value="0.2">
                <text:p>0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9.8">
                <text:p>-9.8</text:p>
              </table:table-cell>
              <table:table-cell office:value-type="float" office:value="0.2">
                <text:p>0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9.8">
                <text:p>-9.8</text:p>
              </table:table-cell>
              <table:table-cell office:value-type="float" office:value="0.2">
                <text:p>0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9.8">
                <text:p>-9.8</text:p>
              </table:table-cell>
              <table:table-cell office:value-type="float" office:value="0.2">
                <text:p>0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9.8">
                <text:p>-9.8</text:p>
              </table:table-cell>
              <table:table-cell office:value-type="float" office:value="0.2">
                <text:p>0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9.8">
                <text:p>-9.8</text:p>
              </table:table-cell>
              <table:table-cell office:value-type="float" office:value="0.2">
                <text:p>0.2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9.6">
                <text:p>-9.6</text:p>
              </table:table-cell>
              <table:table-cell office:value-type="float" office:value="0.4">
                <text:p>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9.6">
                <text:p>-9.6</text:p>
              </table:table-cell>
              <table:table-cell office:value-type="float" office:value="0.4">
                <text:p>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9.6">
                <text:p>-9.6</text:p>
              </table:table-cell>
              <table:table-cell office:value-type="float" office:value="0.4">
                <text:p>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9.6">
                <text:p>-9.6</text:p>
              </table:table-cell>
              <table:table-cell office:value-type="float" office:value="0.4">
                <text:p>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9.6">
                <text:p>-9.6</text:p>
              </table:table-cell>
              <table:table-cell office:value-type="float" office:value="0.4">
                <text:p>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9.6">
                <text:p>-9.6</text:p>
              </table:table-cell>
              <table:table-cell office:value-type="float" office:value="0.4">
                <text:p>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9.6">
                <text:p>-9.6</text:p>
              </table:table-cell>
              <table:table-cell office:value-type="float" office:value="0.4">
                <text:p>0.4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9.4">
                <text:p>-9.4</text:p>
              </table:table-cell>
              <table:table-cell office:value-type="float" office:value="0.6">
                <text:p>0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9.4">
                <text:p>-9.4</text:p>
              </table:table-cell>
              <table:table-cell office:value-type="float" office:value="0.6">
                <text:p>0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9.4">
                <text:p>-9.4</text:p>
              </table:table-cell>
              <table:table-cell office:value-type="float" office:value="0.6">
                <text:p>0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9.4">
                <text:p>-9.4</text:p>
              </table:table-cell>
              <table:table-cell office:value-type="float" office:value="0.6">
                <text:p>0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9.4">
                <text:p>-9.4</text:p>
              </table:table-cell>
              <table:table-cell office:value-type="float" office:value="0.6">
                <text:p>0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9.4">
                <text:p>-9.4</text:p>
              </table:table-cell>
              <table:table-cell office:value-type="float" office:value="0.6">
                <text:p>0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9.4">
                <text:p>-9.4</text:p>
              </table:table-cell>
              <table:table-cell office:value-type="float" office:value="0.6">
                <text:p>0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9.4">
                <text:p>-9.4</text:p>
              </table:table-cell>
              <table:table-cell office:value-type="float" office:value="0.6">
                <text:p>0.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9.2">
                <text:p>-9.2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9.2">
                <text:p>-9.2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9.2">
                <text:p>-9.2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9.2">
                <text:p>-9.2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9.2">
                <text:p>-9.2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9.2">
                <text:p>-9.2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9.2">
                <text:p>-9.2</text:p>
              </table:table-cell>
              <table:table-cell office:value-type="float" office:value="0.8">
                <text:p>0.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9">
                <text:p>-9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8.8">
                <text:p>-8.8</text:p>
              </table:table-cell>
              <table:table-cell office:value-type="float" office:value="1.2">
                <text:p>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8.8">
                <text:p>-8.8</text:p>
              </table:table-cell>
              <table:table-cell office:value-type="float" office:value="1.2">
                <text:p>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8.8">
                <text:p>-8.8</text:p>
              </table:table-cell>
              <table:table-cell office:value-type="float" office:value="1.2">
                <text:p>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8.8">
                <text:p>-8.8</text:p>
              </table:table-cell>
              <table:table-cell office:value-type="float" office:value="1.2">
                <text:p>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8.8">
                <text:p>-8.8</text:p>
              </table:table-cell>
              <table:table-cell office:value-type="float" office:value="1.2">
                <text:p>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8.8">
                <text:p>-8.8</text:p>
              </table:table-cell>
              <table:table-cell office:value-type="float" office:value="1.2">
                <text:p>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8.8">
                <text:p>-8.8</text:p>
              </table:table-cell>
              <table:table-cell office:value-type="float" office:value="1.2">
                <text:p>1.2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8.6">
                <text:p>-8.6</text:p>
              </table:table-cell>
              <table:table-cell office:value-type="float" office:value="1.4">
                <text:p>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8.6">
                <text:p>-8.6</text:p>
              </table:table-cell>
              <table:table-cell office:value-type="float" office:value="1.4">
                <text:p>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8.6">
                <text:p>-8.6</text:p>
              </table:table-cell>
              <table:table-cell office:value-type="float" office:value="1.4">
                <text:p>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8.6">
                <text:p>-8.6</text:p>
              </table:table-cell>
              <table:table-cell office:value-type="float" office:value="1.4">
                <text:p>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8.6">
                <text:p>-8.6</text:p>
              </table:table-cell>
              <table:table-cell office:value-type="float" office:value="1.4">
                <text:p>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8.6">
                <text:p>-8.6</text:p>
              </table:table-cell>
              <table:table-cell office:value-type="float" office:value="1.4">
                <text:p>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8.6">
                <text:p>-8.6</text:p>
              </table:table-cell>
              <table:table-cell office:value-type="float" office:value="1.4">
                <text:p>1.4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8.4">
                <text:p>-8.4</text:p>
              </table:table-cell>
              <table:table-cell office:value-type="float" office:value="1.6">
                <text:p>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8.2">
                <text:p>-8.2</text:p>
              </table:table-cell>
              <table:table-cell office:value-type="float" office:value="1.8">
                <text:p>1.8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8">
                <text:p>-8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7.8">
                <text:p>-7.8</text:p>
              </table:table-cell>
              <table:table-cell office:value-type="float" office:value="2.2">
                <text:p>2.2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7.6">
                <text:p>-7.6</text:p>
              </table:table-cell>
              <table:table-cell office:value-type="float" office:value="2.4">
                <text:p>2.4</text:p>
              </table:table-cell>
              <table:table-cell office:value-type="float" office:value="12.4">
                <text:p>12.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7.4">
                <text:p>-7.4</text:p>
              </table:table-cell>
              <table:table-cell office:value-type="float" office:value="2.6">
                <text:p>2.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7.2">
                <text:p>-7.2</text:p>
              </table:table-cell>
              <table:table-cell office:value-type="float" office:value="2.8">
                <text:p>2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7">
                <text:p>-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6.8">
                <text:p>-6.8</text:p>
              </table:table-cell>
              <table:table-cell office:value-type="float" office:value="3.2">
                <text:p>3.2</text:p>
              </table:table-cell>
              <table:table-cell office:value-type="float" office:value="13.2">
                <text:p>13.2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6.6">
                <text:p>-6.6</text:p>
              </table:table-cell>
              <table:table-cell office:value-type="float" office:value="3.4">
                <text:p>3.4</text:p>
              </table:table-cell>
              <table:table-cell office:value-type="float" office:value="13.4">
                <text:p>13.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6.4">
                <text:p>-6.4</text:p>
              </table:table-cell>
              <table:table-cell office:value-type="float" office:value="3.6">
                <text:p>3.6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6.2">
                <text:p>-6.2</text:p>
              </table:table-cell>
              <table:table-cell office:value-type="float" office:value="3.8">
                <text:p>3.8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6">
                <text:p>-6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5.8">
                <text:p>-5.8</text:p>
              </table:table-cell>
              <table:table-cell office:value-type="float" office:value="4.2">
                <text:p>4.2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5.6">
                <text:p>-5.6</text:p>
              </table:table-cell>
              <table:table-cell office:value-type="float" office:value="4.4">
                <text:p>4.4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5.4">
                <text:p>-5.4</text:p>
              </table:table-cell>
              <table:table-cell office:value-type="float" office:value="4.6">
                <text:p>4.6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5.2">
                <text:p>-5.2</text:p>
              </table:table-cell>
              <table:table-cell office:value-type="float" office:value="4.8">
                <text:p>4.8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5">
                <text:p>-5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4.8">
                <text:p>-4.8</text:p>
              </table:table-cell>
              <table:table-cell office:value-type="float" office:value="5.2">
                <text:p>5.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4.6">
                <text:p>-4.6</text:p>
              </table:table-cell>
              <table:table-cell office:value-type="float" office:value="5.4">
                <text:p>5.4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4.4">
                <text:p>-4.4</text:p>
              </table:table-cell>
              <table:table-cell office:value-type="float" office:value="5.6">
                <text:p>5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4.2">
                <text:p>-4.2</text:p>
              </table:table-cell>
              <table:table-cell office:value-type="float" office:value="5.8">
                <text:p>5.8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-4">
                <text:p>-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-3.8">
                <text:p>-3.8</text:p>
              </table:table-cell>
              <table:table-cell office:value-type="float" office:value="6.2">
                <text:p>6.2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-3.6">
                <text:p>-3.6</text:p>
              </table:table-cell>
              <table:table-cell office:value-type="float" office:value="6.4">
                <text:p>6.4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-3.4">
                <text:p>-3.4</text:p>
              </table:table-cell>
              <table:table-cell office:value-type="float" office:value="6.6">
                <text:p>6.6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3.2">
                <text:p>-3.2</text:p>
              </table:table-cell>
              <table:table-cell office:value-type="float" office:value="6.8">
                <text:p>6.8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-3">
                <text:p>-3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-2.8">
                <text:p>-2.8</text:p>
              </table:table-cell>
              <table:table-cell office:value-type="float" office:value="7.2">
                <text:p>7.2</text:p>
              </table:table-cell>
              <table:table-cell office:value-type="float" office:value="17.2">
                <text:p>17.2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-2.6">
                <text:p>-2.6</text:p>
              </table:table-cell>
              <table:table-cell office:value-type="float" office:value="7.4">
                <text:p>7.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-2.4">
                <text:p>-2.4</text:p>
              </table:table-cell>
              <table:table-cell office:value-type="float" office:value="7.6">
                <text:p>7.6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-2.2">
                <text:p>-2.2</text:p>
              </table:table-cell>
              <table:table-cell office:value-type="float" office:value="7.8">
                <text:p>7.8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-2">
                <text:p>-2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-1.8">
                <text:p>-1.8</text:p>
              </table:table-cell>
              <table:table-cell office:value-type="float" office:value="8.2">
                <text:p>8.2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1.6">
                <text:p>-1.6</text:p>
              </table:table-cell>
              <table:table-cell office:value-type="float" office:value="8.4">
                <text:p>8.4</text:p>
              </table:table-cell>
              <table:table-cell office:value-type="float" office:value="18.4">
                <text:p>18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6.2$Windows_X86_64 LibreOffice_project/2196df99b074d8a661f4036fca8fa0cbfa33a497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